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83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39.0378in" svg:height="7.0244in" svg:x="1.6693in" svg:y="9.0244in">
            <draw:object draw:notify-on-update-of-ranges="Sheet1.C41:Sheet1.AG41 Sheet1.B42:Sheet1.B42 Sheet1.C42:Sheet1.AG42 Sheet1.C44:Sheet1.AG45 Sheet1.C44:Sheet1.AG45 Sheet1.B43:Sheet1.B43 Sheet1.C43:Sheet1.AG43 Sheet1.C44:Sheet1.AG45 Sheet1.C44:Sheet1.AG4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User ID</text:p>
          </table:table-cell>
          <table:table-cell office:value-type="string" calcext:value-type="string">
            <text:p>I felt close to the robot</text:p>
          </table:table-cell>
          <table:table-cell office:value-type="string" calcext:value-type="string">
            <text:p>I was satisfied with the robot.</text:p>
          </table:table-cell>
          <table:table-cell office:value-type="string" calcext:value-type="string">
            <text:p>I would like to continue working with the robot.</text:p>
          </table:table-cell>
          <table:table-cell office:value-type="string" calcext:value-type="string">
            <text:p>I trust the robot.</text:p>
          </table:table-cell>
          <table:table-cell office:value-type="string" calcext:value-type="string">
            <text:p>I like the robot.</text:p>
          </table:table-cell>
          <table:table-cell office:value-type="string" calcext:value-type="string">
            <text:p>The robot was repetitive.</text:p>
          </table:table-cell>
          <table:table-cell office:value-type="string" calcext:value-type="string">
            <text:p>It was easy to express myself to the robot.</text:p>
          </table:table-cell>
          <table:table-cell office:value-type="string" calcext:value-type="string">
            <text:p>The robot was interesting.</text:p>
          </table:table-cell>
          <table:table-cell office:value-type="string" calcext:value-type="string">
            <text:p>The robot does not understand what we are trying to accomplish.</text:p>
          </table:table-cell>
          <table:table-cell office:value-type="string" calcext:value-type="string">
            <text:p>The robot made efficient decisions.</text:p>
          </table:table-cell>
          <table:table-cell office:value-type="string" calcext:value-type="string">
            <text:p>I find what I am doing with the robot confusing.</text:p>
          </table:table-cell>
          <table:table-cell office:value-type="string" calcext:value-type="string">
            <text:p>The robot perceives accurately what my objectives are.</text:p>
          </table:table-cell>
          <table:table-cell office:value-type="string" calcext:value-type="string">
            <text:p>I understand the robot, and I think it understands me, at least in the best way it can.</text:p>
          </table:table-cell>
          <table:table-cell office:value-type="string" calcext:value-type="string">
            <text:p>The robot and I are working towards mutually agreed-upon goals.</text:p>
          </table:table-cell>
          <table:table-cell office:value-type="string" calcext:value-type="string">
            <text:p>I am confident in the robot's ability to help me.</text:p>
          </table:table-cell>
          <table:table-cell office:value-type="string" calcext:value-type="string">
            <text:p>I feel that the robot, in its own unique ways, is genuinely concerned about me.</text:p>
          </table:table-cell>
          <table:table-cell office:value-type="string" calcext:value-type="string">
            <text:p>The robot and I collaborate on setting goals for us to work on.</text:p>
          </table:table-cell>
          <table:table-cell office:value-type="string" calcext:value-type="string">
            <text:p>The robot does not understand what I am trying to accomplish.</text:p>
          </table:table-cell>
          <table:table-cell office:value-type="string" calcext:value-type="string">
            <text:p>I find what the robot and I are doing is unrelated to my goals.</text:p>
          </table:table-cell>
          <table:table-cell office:value-type="string" calcext:value-type="string">
            <text:p>The robot and I agree on what is important for us to work on.</text:p>
          </table:table-cell>
          <table:table-cell office:value-type="string" calcext:value-type="string">
            <text:p>The robot understands some of my feelings and takes them into account in our collaboration.</text:p>
          </table:table-cell>
          <table:table-cell office:value-type="string" calcext:value-type="string">
            <text:p>The robot is sometimes confused about what I feel about our activities. </text:p>
          </table:table-cell>
          <table:table-cell office:value-type="string" calcext:value-type="string">
            <text:p>The robot does not understand how I feel during our collaboration.</text:p>
          </table:table-cell>
          <table:table-cell office:value-type="string" calcext:value-type="string">
            <text:p>I trust the robot to perform appropriately in our collaboration.</text:p>
          </table:table-cell>
          <table:table-cell office:value-type="string" calcext:value-type="string">
            <text:p>I trust the robot to assess my feelings appropriately in our collaboration.</text:p>
          </table:table-cell>
          <table:table-cell office:value-type="string" calcext:value-type="string">
            <text:p>I am satisfied with the outcome of our collaboration.</text:p>
          </table:table-cell>
          <table:table-cell office:value-type="string" calcext:value-type="string">
            <text:p>I believe that the robot and I achieved the goals we set.</text:p>
          </table:table-cell>
          <table:table-cell office:value-type="string" calcext:value-type="string">
            <text:p>The robot's decisions improved my performance during the collaboration.</text:p>
          </table:table-cell>
          <table:table-cell office:value-type="string" calcext:value-type="string">
            <text:p>The robot was committed to the collaboration.</text:p>
          </table:table-cell>
          <table:table-cell office:value-type="string" calcext:value-type="string">
            <text:p>The robot was satisfied with my collaborative behavior. </text:p>
          </table:table-cell>
          <table:table-cell office:value-type="string" calcext:value-type="string">
            <text:p>The robot understood my emotions.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3 1:20:49 PM MDT</text:p>
          </table:table-cell>
          <table:table-cell office:value-type="float" office:value="62301" calcext:value-type="float">
            <text:p>6230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7 8:44:11 AM MDT</text:p>
          </table:table-cell>
          <table:table-cell office:value-type="float" office:value="62701" calcext:value-type="float">
            <text:p>627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7 9:53:59 AM MDT</text:p>
          </table:table-cell>
          <table:table-cell office:value-type="float" office:value="62702" calcext:value-type="float">
            <text:p>627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7 11:47:09 AM MDT</text:p>
          </table:table-cell>
          <table:table-cell office:value-type="float" office:value="62703" calcext:value-type="float">
            <text:p>627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7 1:02:50 PM MDT</text:p>
          </table:table-cell>
          <table:table-cell office:value-type="float" office:value="62704" calcext:value-type="float">
            <text:p>6270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8 8:53:21 AM MDT</text:p>
          </table:table-cell>
          <table:table-cell office:value-type="float" office:value="62802" calcext:value-type="float">
            <text:p>6280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8 11:58:03 AM MDT</text:p>
          </table:table-cell>
          <table:table-cell office:value-type="float" office:value="62803" calcext:value-type="float">
            <text:p>628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9 10:16:00 AM MDT</text:p>
          </table:table-cell>
          <table:table-cell office:value-type="float" office:value="62903" calcext:value-type="float">
            <text:p>6290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9 12:02:09 PM MDT</text:p>
          </table:table-cell>
          <table:table-cell office:value-type="float" office:value="62904" calcext:value-type="float">
            <text:p>6290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9 1:03:27 PM MDT</text:p>
          </table:table-cell>
          <table:table-cell office:value-type="float" office:value="62905" calcext:value-type="float">
            <text:p>6290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30 7:11:10 AM MDT</text:p>
          </table:table-cell>
          <table:table-cell office:value-type="float" office:value="63001" calcext:value-type="float">
            <text:p>6300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30 8:39:52 AM MDT</text:p>
          </table:table-cell>
          <table:table-cell office:value-type="float" office:value="63002" calcext:value-type="float">
            <text:p>6300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2016/06/30 11:41:04 AM MDT</text:p>
          </table:table-cell>
          <table:table-cell table:style-name="ce1" office:value-type="float" office:value="63004" calcext:value-type="float">
            <text:p>6300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table:number-columns-repeated="991"/>
        </table:table-row>
        <table:table-row table:style-name="ro1">
          <table:table-cell office:value-type="string" calcext:value-type="string">
            <text:p>2016/06/30 1:30:39 PM MDT</text:p>
          </table:table-cell>
          <table:table-cell office:value-type="float" office:value="63005" calcext:value-type="float">
            <text:p>6300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1 7:29:14 AM MDT</text:p>
          </table:table-cell>
          <table:table-cell office:value-type="float" office:value="70101" calcext:value-type="float">
            <text:p>7010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2016/07/01 9:20:51 AM MDT</text:p>
          </table:table-cell>
          <table:table-cell table:style-name="ce1" office:value-type="float" office:value="70102" calcext:value-type="float">
            <text:p>70102</text:p>
          </table:table-cell>
          <table:table-cell table:number-columns-repeated="7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991"/>
        </table:table-row>
        <table:table-row table:style-name="ro1">
          <table:table-cell office:value-type="string" calcext:value-type="string">
            <text:p>2016/07/01 2:48:47 PM MDT</text:p>
          </table:table-cell>
          <table:table-cell office:value-type="float" office:value="70104" calcext:value-type="float">
            <text:p>701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16/07/02 9:51:30 AM MDT</text:p>
          </table:table-cell>
          <table:table-cell office:value-type="float" office:value="70203" calcext:value-type="float">
            <text:p>7020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5 1:27:11 PM MDT</text:p>
          </table:table-cell>
          <table:table-cell office:value-type="float" office:value="70502" calcext:value-type="float">
            <text:p>7050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5 4:18:10 PM MDT</text:p>
          </table:table-cell>
          <table:table-cell office:value-type="float" office:value="70504" calcext:value-type="float">
            <text:p>7050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6 9:34:00 AM MDT</text:p>
          </table:table-cell>
          <table:table-cell office:value-type="float" office:value="70602" calcext:value-type="float">
            <text:p>7060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AVERAGE([.C2:.C22])" office:value-type="float" office:value="2.80952380952381" calcext:value-type="float">
            <text:p>2.8095238095</text:p>
          </table:table-cell>
          <table:table-cell table:formula="of:=AVERAGE([.D2:.D22])" office:value-type="float" office:value="4.76190476190476" calcext:value-type="float">
            <text:p>4.7619047619</text:p>
          </table:table-cell>
          <table:table-cell table:formula="of:=AVERAGE([.E2:.E22])" office:value-type="float" office:value="4.57142857142857" calcext:value-type="float">
            <text:p>4.5714285714</text:p>
          </table:table-cell>
          <table:table-cell table:formula="of:=AVERAGE([.F2:.F22])" office:value-type="float" office:value="4.0952380952381" calcext:value-type="float">
            <text:p>4.0952380952</text:p>
          </table:table-cell>
          <table:table-cell table:formula="of:=AVERAGE([.G2:.G22])" office:value-type="float" office:value="4.42857142857143" calcext:value-type="float">
            <text:p>4.4285714286</text:p>
          </table:table-cell>
          <table:table-cell table:formula="of:=AVERAGE([.H2:.H22])" office:value-type="float" office:value="4.47619047619048" calcext:value-type="float">
            <text:p>4.4761904762</text:p>
          </table:table-cell>
          <table:table-cell table:formula="of:=AVERAGE([.I2:.I22])" office:value-type="float" office:value="4.0952380952381" calcext:value-type="float">
            <text:p>4.0952380952</text:p>
          </table:table-cell>
          <table:table-cell table:formula="of:=AVERAGE([.J2:.J22])" office:value-type="float" office:value="3.95238095238095" calcext:value-type="float">
            <text:p>3.9523809524</text:p>
          </table:table-cell>
          <table:table-cell table:formula="of:=AVERAGE([.K2:.K22])" office:value-type="float" office:value="2.95238095238095" calcext:value-type="float">
            <text:p>2.9523809524</text:p>
          </table:table-cell>
          <table:table-cell table:formula="of:=AVERAGE([.L2:.L22])" office:value-type="float" office:value="5" calcext:value-type="float">
            <text:p>5</text:p>
          </table:table-cell>
          <table:table-cell table:formula="of:=AVERAGE([.M2:.M22])" office:value-type="float" office:value="2" calcext:value-type="float">
            <text:p>2</text:p>
          </table:table-cell>
          <table:table-cell table:formula="of:=AVERAGE([.N2:.N22])" office:value-type="float" office:value="4.85714285714286" calcext:value-type="float">
            <text:p>4.8571428571</text:p>
          </table:table-cell>
          <table:table-cell table:formula="of:=AVERAGE([.O2:.O22])" office:value-type="float" office:value="4.52380952380952" calcext:value-type="float">
            <text:p>4.5238095238</text:p>
          </table:table-cell>
          <table:table-cell table:formula="of:=AVERAGE([.P2:.P22])" office:value-type="float" office:value="5.71428571428571" calcext:value-type="float">
            <text:p>5.7142857143</text:p>
          </table:table-cell>
          <table:table-cell table:formula="of:=AVERAGE([.Q2:.Q22])" office:value-type="float" office:value="4.47619047619048" calcext:value-type="float">
            <text:p>4.4761904762</text:p>
          </table:table-cell>
          <table:table-cell table:formula="of:=AVERAGE([.R2:.R22])" office:value-type="float" office:value="2.71428571428571" calcext:value-type="float">
            <text:p>2.7142857143</text:p>
          </table:table-cell>
          <table:table-cell table:formula="of:=AVERAGE([.S2:.S22])" office:value-type="float" office:value="3.80952380952381" calcext:value-type="float">
            <text:p>3.8095238095</text:p>
          </table:table-cell>
          <table:table-cell table:formula="of:=AVERAGE([.T2:.T22])" office:value-type="float" office:value="2.80952380952381" calcext:value-type="float">
            <text:p>2.8095238095</text:p>
          </table:table-cell>
          <table:table-cell table:formula="of:=AVERAGE([.U2:.U22])" office:value-type="float" office:value="2.38095238095238" calcext:value-type="float">
            <text:p>2.380952381</text:p>
          </table:table-cell>
          <table:table-cell table:formula="of:=AVERAGE([.V2:.V22])" office:value-type="float" office:value="4.23809523809524" calcext:value-type="float">
            <text:p>4.2380952381</text:p>
          </table:table-cell>
          <table:table-cell table:formula="of:=AVERAGE([.W2:.W22])" office:value-type="float" office:value="3.47619047619048" calcext:value-type="float">
            <text:p>3.4761904762</text:p>
          </table:table-cell>
          <table:table-cell table:formula="of:=AVERAGE([.X2:.X22])" office:value-type="float" office:value="3.14285714285714" calcext:value-type="float">
            <text:p>3.1428571429</text:p>
          </table:table-cell>
          <table:table-cell table:formula="of:=AVERAGE([.Y2:.Y22])" office:value-type="float" office:value="3.9047619047619" calcext:value-type="float">
            <text:p>3.9047619048</text:p>
          </table:table-cell>
          <table:table-cell table:formula="of:=AVERAGE([.Z2:.Z22])" office:value-type="float" office:value="4.80952380952381" calcext:value-type="float">
            <text:p>4.8095238095</text:p>
          </table:table-cell>
          <table:table-cell table:formula="of:=AVERAGE([.AA2:.AA22])" office:value-type="float" office:value="3.38095238095238" calcext:value-type="float">
            <text:p>3.380952381</text:p>
          </table:table-cell>
          <table:table-cell table:formula="of:=AVERAGE([.AB2:.AB22])" office:value-type="float" office:value="5.19047619047619" calcext:value-type="float">
            <text:p>5.1904761905</text:p>
          </table:table-cell>
          <table:table-cell table:formula="of:=AVERAGE([.AC2:.AC22])" office:value-type="float" office:value="5.52380952380952" calcext:value-type="float">
            <text:p>5.5238095238</text:p>
          </table:table-cell>
          <table:table-cell table:formula="of:=AVERAGE([.AD2:.AD22])" office:value-type="float" office:value="3.28571428571429" calcext:value-type="float">
            <text:p>3.2857142857</text:p>
          </table:table-cell>
          <table:table-cell table:formula="of:=AVERAGE([.AE2:.AE22])" office:value-type="float" office:value="4.66666666666667" calcext:value-type="float">
            <text:p>4.6666666667</text:p>
          </table:table-cell>
          <table:table-cell table:formula="of:=AVERAGE([.AF2:.AF22])" office:value-type="float" office:value="4.61904761904762" calcext:value-type="float">
            <text:p>4.619047619</text:p>
          </table:table-cell>
          <table:table-cell table:formula="of:=AVERAGE([.AG2:.AG22])" office:value-type="float" office:value="3.28571428571429" calcext:value-type="float">
            <text:p>3.2857142857</text:p>
          </table:table-cell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2016/06/24 2:18:28 PM MDT</text:p>
          </table:table-cell>
          <table:table-cell office:value-type="float" office:value="62402" calcext:value-type="float">
            <text:p>6240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8 7:14:27 AM MDT</text:p>
          </table:table-cell>
          <table:table-cell office:value-type="float" office:value="62801" calcext:value-type="float">
            <text:p>628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8 1:21:42 PM MDT</text:p>
          </table:table-cell>
          <table:table-cell office:value-type="float" office:value="62804" calcext:value-type="float">
            <text:p>628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8 3:03:18 PM MDT</text:p>
          </table:table-cell>
          <table:table-cell office:value-type="float" office:value="62805" calcext:value-type="float">
            <text:p>6280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2016/06/29 8:54:14 AM MDT</text:p>
          </table:table-cell>
          <table:table-cell table:style-name="ce1" office:value-type="float" office:value="62902" calcext:value-type="float">
            <text:p>629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991"/>
        </table:table-row>
        <table:table-row table:style-name="ro1">
          <table:table-cell office:value-type="string" calcext:value-type="string">
            <text:p>2016/07/01 1:56:51 PM MDT</text:p>
          </table:table-cell>
          <table:table-cell office:value-type="float" office:value="70103" calcext:value-type="float">
            <text:p>7010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2 7:20:37 AM MDT</text:p>
          </table:table-cell>
          <table:table-cell office:value-type="float" office:value="70201" calcext:value-type="float">
            <text:p>7020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2 8:53:57 AM MDT</text:p>
          </table:table-cell>
          <table:table-cell office:value-type="float" office:value="70202" calcext:value-type="float">
            <text:p>702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2 1:30:43 PM MDT</text:p>
          </table:table-cell>
          <table:table-cell office:value-type="float" office:value="70204" calcext:value-type="float">
            <text:p>7020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5 11:54:17 AM MDT</text:p>
          </table:table-cell>
          <table:table-cell office:value-type="float" office:value="70501" calcext:value-type="float">
            <text:p>7050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5 2:55:46 PM MDT</text:p>
          </table:table-cell>
          <table:table-cell office:value-type="float" office:value="70503" calcext:value-type="float">
            <text:p>705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6 8:14:30 AM MDT</text:p>
          </table:table-cell>
          <table:table-cell office:value-type="float" office:value="70601" calcext:value-type="float">
            <text:p>7060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AVERAGE([.C26:.C37])" office:value-type="float" office:value="2.83333333333333" calcext:value-type="float">
            <text:p>2.8333333333</text:p>
          </table:table-cell>
          <table:table-cell table:formula="of:=AVERAGE([.D26:.D37])" office:value-type="float" office:value="3.66666666666667" calcext:value-type="float">
            <text:p>3.6666666667</text:p>
          </table:table-cell>
          <table:table-cell table:formula="of:=AVERAGE([.E26:.E37])" office:value-type="float" office:value="3.33333333333333" calcext:value-type="float">
            <text:p>3.3333333333</text:p>
          </table:table-cell>
          <table:table-cell table:formula="of:=AVERAGE([.F26:.F37])" office:value-type="float" office:value="3.58333333333333" calcext:value-type="float">
            <text:p>3.5833333333</text:p>
          </table:table-cell>
          <table:table-cell table:formula="of:=AVERAGE([.G26:.G37])" office:value-type="float" office:value="3.66666666666667" calcext:value-type="float">
            <text:p>3.6666666667</text:p>
          </table:table-cell>
          <table:table-cell table:formula="of:=AVERAGE([.H26:.H37])" office:value-type="float" office:value="5" calcext:value-type="float">
            <text:p>5</text:p>
          </table:table-cell>
          <table:table-cell table:formula="of:=AVERAGE([.I26:.I37])" office:value-type="float" office:value="3.33333333333333" calcext:value-type="float">
            <text:p>3.3333333333</text:p>
          </table:table-cell>
          <table:table-cell table:formula="of:=AVERAGE([.J26:.J37])" office:value-type="float" office:value="3.91666666666667" calcext:value-type="float">
            <text:p>3.9166666667</text:p>
          </table:table-cell>
          <table:table-cell table:formula="of:=AVERAGE([.K26:.K37])" office:value-type="float" office:value="3.91666666666667" calcext:value-type="float">
            <text:p>3.9166666667</text:p>
          </table:table-cell>
          <table:table-cell table:formula="of:=AVERAGE([.L26:.L37])" office:value-type="float" office:value="3.91666666666667" calcext:value-type="float">
            <text:p>3.9166666667</text:p>
          </table:table-cell>
          <table:table-cell table:formula="of:=AVERAGE([.M26:.M37])" office:value-type="float" office:value="2.91666666666667" calcext:value-type="float">
            <text:p>2.9166666667</text:p>
          </table:table-cell>
          <table:table-cell table:formula="of:=AVERAGE([.N26:.N37])" office:value-type="float" office:value="3.5" calcext:value-type="float">
            <text:p>3.5</text:p>
          </table:table-cell>
          <table:table-cell table:formula="of:=AVERAGE([.O26:.O37])" office:value-type="float" office:value="2.58333333333333" calcext:value-type="float">
            <text:p>2.5833333333</text:p>
          </table:table-cell>
          <table:table-cell table:formula="of:=AVERAGE([.P26:.P37])" office:value-type="float" office:value="4.5" calcext:value-type="float">
            <text:p>4.5</text:p>
          </table:table-cell>
          <table:table-cell table:formula="of:=AVERAGE([.Q26:.Q37])" office:value-type="float" office:value="3.5" calcext:value-type="float">
            <text:p>3.5</text:p>
          </table:table-cell>
          <table:table-cell table:formula="of:=AVERAGE([.R26:.R37])" office:value-type="float" office:value="2.25" calcext:value-type="float">
            <text:p>2.25</text:p>
          </table:table-cell>
          <table:table-cell table:formula="of:=AVERAGE([.S26:.S37])" office:value-type="float" office:value="2.75" calcext:value-type="float">
            <text:p>2.75</text:p>
          </table:table-cell>
          <table:table-cell table:formula="of:=AVERAGE([.T26:.T37])" office:value-type="float" office:value="3.58333333333333" calcext:value-type="float">
            <text:p>3.5833333333</text:p>
          </table:table-cell>
          <table:table-cell table:formula="of:=AVERAGE([.U26:.U37])" office:value-type="float" office:value="2.75" calcext:value-type="float">
            <text:p>2.75</text:p>
          </table:table-cell>
          <table:table-cell table:formula="of:=AVERAGE([.V26:.V37])" office:value-type="float" office:value="3.58333333333333" calcext:value-type="float">
            <text:p>3.5833333333</text:p>
          </table:table-cell>
          <table:table-cell table:formula="of:=AVERAGE([.W26:.W37])" office:value-type="float" office:value="2.58333333333333" calcext:value-type="float">
            <text:p>2.5833333333</text:p>
          </table:table-cell>
          <table:table-cell table:formula="of:=AVERAGE([.X26:.X37])" office:value-type="float" office:value="3.33333333333333" calcext:value-type="float">
            <text:p>3.3333333333</text:p>
          </table:table-cell>
          <table:table-cell table:formula="of:=AVERAGE([.Y26:.Y37])" office:value-type="float" office:value="5.16666666666667" calcext:value-type="float">
            <text:p>5.1666666667</text:p>
          </table:table-cell>
          <table:table-cell table:formula="of:=AVERAGE([.Z26:.Z37])" office:value-type="float" office:value="3.83333333333333" calcext:value-type="float">
            <text:p>3.8333333333</text:p>
          </table:table-cell>
          <table:table-cell table:formula="of:=AVERAGE([.AA26:.AA37])" office:value-type="float" office:value="2.75" calcext:value-type="float">
            <text:p>2.75</text:p>
          </table:table-cell>
          <table:table-cell table:formula="of:=AVERAGE([.AB26:.AB37])" office:value-type="float" office:value="4.16666666666667" calcext:value-type="float">
            <text:p>4.1666666667</text:p>
          </table:table-cell>
          <table:table-cell table:formula="of:=AVERAGE([.AC26:.AC37])" office:value-type="float" office:value="5.25" calcext:value-type="float">
            <text:p>5.25</text:p>
          </table:table-cell>
          <table:table-cell table:formula="of:=AVERAGE([.AD26:.AD37])" office:value-type="float" office:value="3.41666666666667" calcext:value-type="float">
            <text:p>3.4166666667</text:p>
          </table:table-cell>
          <table:table-cell table:formula="of:=AVERAGE([.AE26:.AE37])" office:value-type="float" office:value="3.83333333333333" calcext:value-type="float">
            <text:p>3.8333333333</text:p>
          </table:table-cell>
          <table:table-cell table:formula="of:=AVERAGE([.AF26:.AF37])" office:value-type="float" office:value="3.91666666666667" calcext:value-type="float">
            <text:p>3.9166666667</text:p>
          </table:table-cell>
          <table:table-cell table:formula="of:=AVERAGE([.AG26:.AG37])" office:value-type="float" office:value="2.16666666666667" calcext:value-type="float">
            <text:p>2.1666666667</text:p>
          </table:table-cell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 felt close to the robot</text:p>
          </table:table-cell>
          <table:table-cell office:value-type="string" calcext:value-type="string">
            <text:p>I was satisfied with the robot.</text:p>
          </table:table-cell>
          <table:table-cell office:value-type="string" calcext:value-type="string">
            <text:p>I would like to continue working with the robot.</text:p>
          </table:table-cell>
          <table:table-cell office:value-type="string" calcext:value-type="string">
            <text:p>I trust the robot.</text:p>
          </table:table-cell>
          <table:table-cell office:value-type="string" calcext:value-type="string">
            <text:p>I like the robot.</text:p>
          </table:table-cell>
          <table:table-cell office:value-type="string" calcext:value-type="string">
            <text:p>The robot was repetitive.</text:p>
          </table:table-cell>
          <table:table-cell office:value-type="string" calcext:value-type="string">
            <text:p>It was easy to express myself to the robot.</text:p>
          </table:table-cell>
          <table:table-cell office:value-type="string" calcext:value-type="string">
            <text:p>The robot was interesting.</text:p>
          </table:table-cell>
          <table:table-cell office:value-type="string" calcext:value-type="string">
            <text:p>The robot does not understand what we are trying to accomplish.</text:p>
          </table:table-cell>
          <table:table-cell office:value-type="string" calcext:value-type="string">
            <text:p>The robot made efficient decisions.</text:p>
          </table:table-cell>
          <table:table-cell office:value-type="string" calcext:value-type="string">
            <text:p>I find what I am doing with the robot confusing.</text:p>
          </table:table-cell>
          <table:table-cell office:value-type="string" calcext:value-type="string">
            <text:p>The robot perceives accurately what my objectives are.</text:p>
          </table:table-cell>
          <table:table-cell office:value-type="string" calcext:value-type="string">
            <text:p>I understand the robot, and I think it understands me, at least in the best way it can.</text:p>
          </table:table-cell>
          <table:table-cell office:value-type="string" calcext:value-type="string">
            <text:p>The robot and I are working towards mutually agreed-upon goals.</text:p>
          </table:table-cell>
          <table:table-cell office:value-type="string" calcext:value-type="string">
            <text:p>I am confident in the robot's ability to help me.</text:p>
          </table:table-cell>
          <table:table-cell office:value-type="string" calcext:value-type="string">
            <text:p>I feel that the robot, in its own unique ways, is genuinely concerned about me.</text:p>
          </table:table-cell>
          <table:table-cell office:value-type="string" calcext:value-type="string">
            <text:p>The robot and I collaborate on setting goals for us to work on.</text:p>
          </table:table-cell>
          <table:table-cell office:value-type="string" calcext:value-type="string">
            <text:p>The robot does not understand what I am trying to accomplish.</text:p>
          </table:table-cell>
          <table:table-cell office:value-type="string" calcext:value-type="string">
            <text:p>I find what the robot and I are doing is unrelated to my goals.</text:p>
          </table:table-cell>
          <table:table-cell office:value-type="string" calcext:value-type="string">
            <text:p>The robot and I agree on what is important for us to work on.</text:p>
          </table:table-cell>
          <table:table-cell office:value-type="string" calcext:value-type="string">
            <text:p>The robot understands some of my feelings and takes them into account in our collaboration.</text:p>
          </table:table-cell>
          <table:table-cell office:value-type="string" calcext:value-type="string">
            <text:p>The robot is sometimes confused about what I feel about our activities. </text:p>
          </table:table-cell>
          <table:table-cell office:value-type="string" calcext:value-type="string">
            <text:p>The robot does not understand how I feel during our collaboration.</text:p>
          </table:table-cell>
          <table:table-cell office:value-type="string" calcext:value-type="string">
            <text:p>I trust the robot to perform appropriately in our collaboration.</text:p>
          </table:table-cell>
          <table:table-cell office:value-type="string" calcext:value-type="string">
            <text:p>I trust the robot to assess my feelings appropriately in our collaboration.</text:p>
          </table:table-cell>
          <table:table-cell office:value-type="string" calcext:value-type="string">
            <text:p>I am satisfied with the outcome of our collaboration.</text:p>
          </table:table-cell>
          <table:table-cell office:value-type="string" calcext:value-type="string">
            <text:p>I believe that the robot and I achieved the goals we set.</text:p>
          </table:table-cell>
          <table:table-cell office:value-type="string" calcext:value-type="string">
            <text:p>The robot's decisions improved my performance during the collaboration.</text:p>
          </table:table-cell>
          <table:table-cell office:value-type="string" calcext:value-type="string">
            <text:p>The robot was committed to the collaboration.</text:p>
          </table:table-cell>
          <table:table-cell office:value-type="string" calcext:value-type="string">
            <text:p>The robot was satisfied with my collaborative behavior. </text:p>
          </table:table-cell>
          <table:table-cell office:value-type="string" calcext:value-type="string">
            <text:p>The robot understood my emotions.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Women</text:p>
          </table:table-cell>
          <table:table-cell office:value-type="float" office:value="2.80952380952381" calcext:value-type="float">
            <text:p>2.8095238095</text:p>
          </table:table-cell>
          <table:table-cell office:value-type="float" office:value="4.76190476190476" calcext:value-type="float">
            <text:p>4.7619047619</text:p>
          </table:table-cell>
          <table:table-cell office:value-type="float" office:value="4.57142857142857" calcext:value-type="float">
            <text:p>4.5714285714</text:p>
          </table:table-cell>
          <table:table-cell office:value-type="float" office:value="4.0952380952381" calcext:value-type="float">
            <text:p>4.0952380952</text:p>
          </table:table-cell>
          <table:table-cell office:value-type="float" office:value="4.42857142857143" calcext:value-type="float">
            <text:p>4.4285714286</text:p>
          </table:table-cell>
          <table:table-cell office:value-type="float" office:value="4.47619047619048" calcext:value-type="float">
            <text:p>4.4761904762</text:p>
          </table:table-cell>
          <table:table-cell office:value-type="float" office:value="4.0952380952381" calcext:value-type="float">
            <text:p>4.0952380952</text:p>
          </table:table-cell>
          <table:table-cell office:value-type="float" office:value="3.95238095238095" calcext:value-type="float">
            <text:p>3.9523809524</text:p>
          </table:table-cell>
          <table:table-cell office:value-type="float" office:value="2.95238095238095" calcext:value-type="float">
            <text:p>2.952380952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85714285714286" calcext:value-type="float">
            <text:p>4.8571428571</text:p>
          </table:table-cell>
          <table:table-cell office:value-type="float" office:value="4.52380952380952" calcext:value-type="float">
            <text:p>4.5238095238</text:p>
          </table:table-cell>
          <table:table-cell office:value-type="float" office:value="5.71428571428571" calcext:value-type="float">
            <text:p>5.7142857143</text:p>
          </table:table-cell>
          <table:table-cell office:value-type="float" office:value="4.47619047619048" calcext:value-type="float">
            <text:p>4.4761904762</text:p>
          </table:table-cell>
          <table:table-cell office:value-type="float" office:value="2.71428571428571" calcext:value-type="float">
            <text:p>2.7142857143</text:p>
          </table:table-cell>
          <table:table-cell office:value-type="float" office:value="3.80952380952381" calcext:value-type="float">
            <text:p>3.8095238095</text:p>
          </table:table-cell>
          <table:table-cell office:value-type="float" office:value="2.80952380952381" calcext:value-type="float">
            <text:p>2.8095238095</text:p>
          </table:table-cell>
          <table:table-cell office:value-type="float" office:value="2.38095238095238" calcext:value-type="float">
            <text:p>2.380952381</text:p>
          </table:table-cell>
          <table:table-cell office:value-type="float" office:value="4.23809523809524" calcext:value-type="float">
            <text:p>4.2380952381</text:p>
          </table:table-cell>
          <table:table-cell office:value-type="float" office:value="3.47619047619048" calcext:value-type="float">
            <text:p>3.4761904762</text:p>
          </table:table-cell>
          <table:table-cell office:value-type="float" office:value="3.14285714285714" calcext:value-type="float">
            <text:p>3.1428571429</text:p>
          </table:table-cell>
          <table:table-cell office:value-type="float" office:value="3.9047619047619" calcext:value-type="float">
            <text:p>3.9047619048</text:p>
          </table:table-cell>
          <table:table-cell office:value-type="float" office:value="4.80952380952381" calcext:value-type="float">
            <text:p>4.8095238095</text:p>
          </table:table-cell>
          <table:table-cell office:value-type="float" office:value="3.38095238095238" calcext:value-type="float">
            <text:p>3.380952381</text:p>
          </table:table-cell>
          <table:table-cell office:value-type="float" office:value="5.19047619047619" calcext:value-type="float">
            <text:p>5.1904761905</text:p>
          </table:table-cell>
          <table:table-cell office:value-type="float" office:value="5.52380952380952" calcext:value-type="float">
            <text:p>5.5238095238</text:p>
          </table:table-cell>
          <table:table-cell office:value-type="float" office:value="3.28571428571429" calcext:value-type="float">
            <text:p>3.2857142857</text:p>
          </table:table-cell>
          <table:table-cell office:value-type="float" office:value="4.66666666666667" calcext:value-type="float">
            <text:p>4.6666666667</text:p>
          </table:table-cell>
          <table:table-cell office:value-type="float" office:value="4.61904761904762" calcext:value-type="float">
            <text:p>4.619047619</text:p>
          </table:table-cell>
          <table:table-cell office:value-type="float" office:value="3.28571428571429" calcext:value-type="float">
            <text:p>3.285714285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Men</text:p>
          </table:table-cell>
          <table:table-cell office:value-type="float" office:value="2.83333333333333" calcext:value-type="float">
            <text:p>2.8333333333</text:p>
          </table:table-cell>
          <table:table-cell office:value-type="float" office:value="3.66666666666667" calcext:value-type="float">
            <text:p>3.6666666667</text:p>
          </table:table-cell>
          <table:table-cell office:value-type="float" office:value="3.33333333333333" calcext:value-type="float">
            <text:p>3.3333333333</text:p>
          </table:table-cell>
          <table:table-cell office:value-type="float" office:value="3.58333333333333" calcext:value-type="float">
            <text:p>3.5833333333</text:p>
          </table:table-cell>
          <table:table-cell office:value-type="float" office:value="3.66666666666667" calcext:value-type="float">
            <text:p>3.6666666667</text:p>
          </table:table-cell>
          <table:table-cell office:value-type="float" office:value="5" calcext:value-type="float">
            <text:p>5</text:p>
          </table:table-cell>
          <table:table-cell office:value-type="float" office:value="3.33333333333333" calcext:value-type="float">
            <text:p>3.3333333333</text:p>
          </table:table-cell>
          <table:table-cell table:number-columns-repeated="3" office:value-type="float" office:value="3.91666666666667" calcext:value-type="float">
            <text:p>3.9166666667</text:p>
          </table:table-cell>
          <table:table-cell office:value-type="float" office:value="2.91666666666667" calcext:value-type="float">
            <text:p>2.9166666667</text:p>
          </table:table-cell>
          <table:table-cell office:value-type="float" office:value="3.5" calcext:value-type="float">
            <text:p>3.5</text:p>
          </table:table-cell>
          <table:table-cell office:value-type="float" office:value="2.58333333333333" calcext:value-type="float">
            <text:p>2.5833333333</text:p>
          </table:table-cell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office:value-type="float" office:value="2.25" calcext:value-type="float">
            <text:p>2.25</text:p>
          </table:table-cell>
          <table:table-cell office:value-type="float" office:value="2.75" calcext:value-type="float">
            <text:p>2.75</text:p>
          </table:table-cell>
          <table:table-cell office:value-type="float" office:value="3.58333333333333" calcext:value-type="float">
            <text:p>3.5833333333</text:p>
          </table:table-cell>
          <table:table-cell office:value-type="float" office:value="2.75" calcext:value-type="float">
            <text:p>2.75</text:p>
          </table:table-cell>
          <table:table-cell office:value-type="float" office:value="3.58333333333333" calcext:value-type="float">
            <text:p>3.5833333333</text:p>
          </table:table-cell>
          <table:table-cell office:value-type="float" office:value="2.58333333333333" calcext:value-type="float">
            <text:p>2.5833333333</text:p>
          </table:table-cell>
          <table:table-cell office:value-type="float" office:value="3.33333333333333" calcext:value-type="float">
            <text:p>3.3333333333</text:p>
          </table:table-cell>
          <table:table-cell office:value-type="float" office:value="5.16666666666667" calcext:value-type="float">
            <text:p>5.1666666667</text:p>
          </table:table-cell>
          <table:table-cell office:value-type="float" office:value="3.83333333333333" calcext:value-type="float">
            <text:p>3.8333333333</text:p>
          </table:table-cell>
          <table:table-cell office:value-type="float" office:value="2.75" calcext:value-type="float">
            <text:p>2.75</text:p>
          </table:table-cell>
          <table:table-cell office:value-type="float" office:value="4.16666666666667" calcext:value-type="float">
            <text:p>4.1666666667</text:p>
          </table:table-cell>
          <table:table-cell office:value-type="float" office:value="5.25" calcext:value-type="float">
            <text:p>5.25</text:p>
          </table:table-cell>
          <table:table-cell office:value-type="float" office:value="3.41666666666667" calcext:value-type="float">
            <text:p>3.4166666667</text:p>
          </table:table-cell>
          <table:table-cell office:value-type="float" office:value="3.83333333333333" calcext:value-type="float">
            <text:p>3.8333333333</text:p>
          </table:table-cell>
          <table:table-cell office:value-type="float" office:value="3.91666666666667" calcext:value-type="float">
            <text:p>3.9166666667</text:p>
          </table:table-cell>
          <table:table-cell office:value-type="float" office:value="2.16666666666667" calcext:value-type="float">
            <text:p>2.166666666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Women</text:p>
          </table:table-cell>
          <table:table-cell table:formula="of:=COM.MICROSOFT.STDEV.S([.C2:.C22])" office:value-type="float" office:value="1.32736760616822" calcext:value-type="float">
            <text:p>1.3273676062</text:p>
          </table:table-cell>
          <table:table-cell table:formula="of:=COM.MICROSOFT.STDEV.S([.D2:.D22])" office:value-type="float" office:value="1.44584791402007" calcext:value-type="float">
            <text:p>1.445847914</text:p>
          </table:table-cell>
          <table:table-cell table:formula="of:=COM.MICROSOFT.STDEV.S([.E2:.E22])" office:value-type="float" office:value="1.59910689359494" calcext:value-type="float">
            <text:p>1.5991068936</text:p>
          </table:table-cell>
          <table:table-cell table:formula="of:=COM.MICROSOFT.STDEV.S([.F2:.F22])" office:value-type="float" office:value="1.75797502555531" calcext:value-type="float">
            <text:p>1.7579750256</text:p>
          </table:table-cell>
          <table:table-cell table:formula="of:=COM.MICROSOFT.STDEV.S([.G2:.G22])" office:value-type="float" office:value="1.74846871780506" calcext:value-type="float">
            <text:p>1.7484687178</text:p>
          </table:table-cell>
          <table:table-cell table:formula="of:=COM.MICROSOFT.STDEV.S([.H2:.H22])" office:value-type="float" office:value="1.63153448075876" calcext:value-type="float">
            <text:p>1.6315344808</text:p>
          </table:table-cell>
          <table:table-cell table:formula="of:=COM.MICROSOFT.STDEV.S([.I2:.I22])" office:value-type="float" office:value="1.81396697612613" calcext:value-type="float">
            <text:p>1.8139669761</text:p>
          </table:table-cell>
          <table:table-cell table:formula="of:=COM.MICROSOFT.STDEV.S([.J2:.J22])" office:value-type="float" office:value="1.9098740920854" calcext:value-type="float">
            <text:p>1.9098740921</text:p>
          </table:table-cell>
          <table:table-cell table:formula="of:=COM.MICROSOFT.STDEV.S([.K2:.K22])" office:value-type="float" office:value="1.8835124230063" calcext:value-type="float">
            <text:p>1.883512423</text:p>
          </table:table-cell>
          <table:table-cell table:formula="of:=COM.MICROSOFT.STDEV.S([.L2:.L22])" office:value-type="float" office:value="1.51657508881031" calcext:value-type="float">
            <text:p>1.5165750888</text:p>
          </table:table-cell>
          <table:table-cell table:formula="of:=COM.MICROSOFT.STDEV.S([.M2:.M22])" office:value-type="float" office:value="1.44913767461894" calcext:value-type="float">
            <text:p>1.4491376746</text:p>
          </table:table-cell>
          <table:table-cell table:formula="of:=COM.MICROSOFT.STDEV.S([.N2:.N22])" office:value-type="float" office:value="1.65183880223569" calcext:value-type="float">
            <text:p>1.6518388022</text:p>
          </table:table-cell>
          <table:table-cell table:formula="of:=COM.MICROSOFT.STDEV.S([.O2:.O22])" office:value-type="float" office:value="1.5039630187956" calcext:value-type="float">
            <text:p>1.5039630188</text:p>
          </table:table-cell>
          <table:table-cell table:formula="of:=COM.MICROSOFT.STDEV.S([.P2:.P22])" office:value-type="float" office:value="1.27054543967767" calcext:value-type="float">
            <text:p>1.2705454397</text:p>
          </table:table-cell>
          <table:table-cell table:formula="of:=COM.MICROSOFT.STDEV.S([.Q2:.Q22])" office:value-type="float" office:value="1.47034171603228" calcext:value-type="float">
            <text:p>1.470341716</text:p>
          </table:table-cell>
          <table:table-cell table:formula="of:=COM.MICROSOFT.STDEV.S([.R2:.R22])" office:value-type="float" office:value="1.41925533794512" calcext:value-type="float">
            <text:p>1.4192553379</text:p>
          </table:table-cell>
          <table:table-cell table:formula="of:=COM.MICROSOFT.STDEV.S([.S2:.S22])" office:value-type="float" office:value="1.56904581255767" calcext:value-type="float">
            <text:p>1.5690458126</text:p>
          </table:table-cell>
          <table:table-cell table:formula="of:=COM.MICROSOFT.STDEV.S([.T2:.T22])" office:value-type="float" office:value="1.63153448075876" calcext:value-type="float">
            <text:p>1.6315344808</text:p>
          </table:table-cell>
          <table:table-cell table:formula="of:=COM.MICROSOFT.STDEV.S([.U2:.U22])" office:value-type="float" office:value="1.28359613882991" calcext:value-type="float">
            <text:p>1.2835961388</text:p>
          </table:table-cell>
          <table:table-cell table:formula="of:=COM.MICROSOFT.STDEV.S([.V2:.V22])" office:value-type="float" office:value="1.92106121466136" calcext:value-type="float">
            <text:p>1.9210612147</text:p>
          </table:table-cell>
          <table:table-cell table:formula="of:=COM.MICROSOFT.STDEV.S([.W2:.W22])" office:value-type="float" office:value="2.04007469517779" calcext:value-type="float">
            <text:p>2.0400746952</text:p>
          </table:table-cell>
          <table:table-cell table:formula="of:=COM.MICROSOFT.STDEV.S([.X2:.X22])" office:value-type="float" office:value="1.74027912375326" calcext:value-type="float">
            <text:p>1.7402791238</text:p>
          </table:table-cell>
          <table:table-cell table:formula="of:=COM.MICROSOFT.STDEV.S([.Y2:.Y22])" office:value-type="float" office:value="1.86828161433875" calcext:value-type="float">
            <text:p>1.8682816143</text:p>
          </table:table-cell>
          <table:table-cell table:formula="of:=COM.MICROSOFT.STDEV.S([.Z2:.Z22])" office:value-type="float" office:value="1.77817455889594" calcext:value-type="float">
            <text:p>1.7781745589</text:p>
          </table:table-cell>
          <table:table-cell table:formula="of:=COM.MICROSOFT.STDEV.S([.AA2:.AA22])" office:value-type="float" office:value="1.85677652064513" calcext:value-type="float">
            <text:p>1.8567765206</text:p>
          </table:table-cell>
          <table:table-cell table:formula="of:=COM.MICROSOFT.STDEV.S([.AB2:.AB22])" office:value-type="float" office:value="1.56904581255767" calcext:value-type="float">
            <text:p>1.5690458126</text:p>
          </table:table-cell>
          <table:table-cell table:formula="of:=COM.MICROSOFT.STDEV.S([.AC2:.AC22])" office:value-type="float" office:value="1.4359334113756" calcext:value-type="float">
            <text:p>1.4359334114</text:p>
          </table:table-cell>
          <table:table-cell table:formula="of:=COM.MICROSOFT.STDEV.S([.AD2:.AD22])" office:value-type="float" office:value="1.92724822331886" calcext:value-type="float">
            <text:p>1.9272482233</text:p>
          </table:table-cell>
          <table:table-cell table:formula="of:=COM.MICROSOFT.STDEV.S([.AE2:.AE22])" office:value-type="float" office:value="1.71269767715535" calcext:value-type="float">
            <text:p>1.7126976772</text:p>
          </table:table-cell>
          <table:table-cell table:formula="of:=COM.MICROSOFT.STDEV.S([.AF2:.AF22])" office:value-type="float" office:value="1.8835124230063" calcext:value-type="float">
            <text:p>1.883512423</text:p>
          </table:table-cell>
          <table:table-cell table:formula="of:=COM.MICROSOFT.STDEV.S([.AG2:.AG22])" office:value-type="float" office:value="1.79284291400159" calcext:value-type="float">
            <text:p>1.79284291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Men</text:p>
          </table:table-cell>
          <table:table-cell table:formula="of:=COM.MICROSOFT.STDEV.S([.C26:.C37])" office:value-type="float" office:value="1.26730446462585" calcext:value-type="float">
            <text:p>1.2673044646</text:p>
          </table:table-cell>
          <table:table-cell table:formula="of:=COM.MICROSOFT.STDEV.S([.D26:.D37])" office:value-type="float" office:value="1.82574185835055" calcext:value-type="float">
            <text:p>1.8257418584</text:p>
          </table:table-cell>
          <table:table-cell table:formula="of:=COM.MICROSOFT.STDEV.S([.E26:.E37])" office:value-type="float" office:value="1.9227505550564" calcext:value-type="float">
            <text:p>1.9227505551</text:p>
          </table:table-cell>
          <table:table-cell table:formula="of:=COM.MICROSOFT.STDEV.S([.F26:.F37])" office:value-type="float" office:value="1.83195540504146" calcext:value-type="float">
            <text:p>1.831955405</text:p>
          </table:table-cell>
          <table:table-cell table:formula="of:=COM.MICROSOFT.STDEV.S([.G26:.G37])" office:value-type="float" office:value="1.9227505550564" calcext:value-type="float">
            <text:p>1.9227505551</text:p>
          </table:table-cell>
          <table:table-cell table:formula="of:=COM.MICROSOFT.STDEV.S([.H26:.H37])" office:value-type="float" office:value="1.85864075456917" calcext:value-type="float">
            <text:p>1.8586407546</text:p>
          </table:table-cell>
          <table:table-cell table:formula="of:=COM.MICROSOFT.STDEV.S([.I26:.I37])" office:value-type="float" office:value="2.01509455376319" calcext:value-type="float">
            <text:p>2.0150945538</text:p>
          </table:table-cell>
          <table:table-cell table:formula="of:=COM.MICROSOFT.STDEV.S([.J26:.J37])" office:value-type="float" office:value="2.42930342928074" calcext:value-type="float">
            <text:p>2.4293034293</text:p>
          </table:table-cell>
          <table:table-cell table:formula="of:=COM.MICROSOFT.STDEV.S([.K26:.K37])" office:value-type="float" office:value="2.60971378902095" calcext:value-type="float">
            <text:p>2.609713789</text:p>
          </table:table-cell>
          <table:table-cell table:formula="of:=COM.MICROSOFT.STDEV.S([.L26:.L37])" office:value-type="float" office:value="2.15146180044822" calcext:value-type="float">
            <text:p>2.1514618004</text:p>
          </table:table-cell>
          <table:table-cell table:formula="of:=COM.MICROSOFT.STDEV.S([.M26:.M37])" office:value-type="float" office:value="2.19330938551907" calcext:value-type="float">
            <text:p>2.1933093855</text:p>
          </table:table-cell>
          <table:table-cell table:formula="of:=COM.MICROSOFT.STDEV.S([.N26:.N37])" office:value-type="float" office:value="2.43086217402199" calcext:value-type="float">
            <text:p>2.430862174</text:p>
          </table:table-cell>
          <table:table-cell table:formula="of:=COM.MICROSOFT.STDEV.S([.O26:.O37])" office:value-type="float" office:value="2.19330938551907" calcext:value-type="float">
            <text:p>2.1933093855</text:p>
          </table:table-cell>
          <table:table-cell table:formula="of:=COM.MICROSOFT.STDEV.S([.P26:.P37])" office:value-type="float" office:value="1.93061459832685" calcext:value-type="float">
            <text:p>1.9306145983</text:p>
          </table:table-cell>
          <table:table-cell table:formula="of:=COM.MICROSOFT.STDEV.S([.Q26:.Q37])" office:value-type="float" office:value="2.19503572139084" calcext:value-type="float">
            <text:p>2.1950357214</text:p>
          </table:table-cell>
          <table:table-cell table:formula="of:=COM.MICROSOFT.STDEV.S([.R26:.R37])" office:value-type="float" office:value="2.05049883066181" calcext:value-type="float">
            <text:p>2.0504988307</text:p>
          </table:table-cell>
          <table:table-cell table:formula="of:=COM.MICROSOFT.STDEV.S([.S26:.S37])" office:value-type="float" office:value="2.22076972732838" calcext:value-type="float">
            <text:p>2.2207697273</text:p>
          </table:table-cell>
          <table:table-cell table:formula="of:=COM.MICROSOFT.STDEV.S([.T26:.T37])" office:value-type="float" office:value="2.15146180044822" calcext:value-type="float">
            <text:p>2.1514618004</text:p>
          </table:table-cell>
          <table:table-cell table:formula="of:=COM.MICROSOFT.STDEV.S([.U26:.U37])" office:value-type="float" office:value="1.42222616792382" calcext:value-type="float">
            <text:p>1.4222261679</text:p>
          </table:table-cell>
          <table:table-cell table:formula="of:=COM.MICROSOFT.STDEV.S([.V26:.V37])" office:value-type="float" office:value="2.27469611690055" calcext:value-type="float">
            <text:p>2.2746961169</text:p>
          </table:table-cell>
          <table:table-cell table:formula="of:=COM.MICROSOFT.STDEV.S([.W26:.W37])" office:value-type="float" office:value="1.92865159365215" calcext:value-type="float">
            <text:p>1.9286515937</text:p>
          </table:table-cell>
          <table:table-cell table:formula="of:=COM.MICROSOFT.STDEV.S([.X26:.X37])" office:value-type="float" office:value="2.01509455376319" calcext:value-type="float">
            <text:p>2.0150945538</text:p>
          </table:table-cell>
          <table:table-cell table:formula="of:=COM.MICROSOFT.STDEV.S([.Y26:.Y37])" office:value-type="float" office:value="1.99240983979124" calcext:value-type="float">
            <text:p>1.9924098398</text:p>
          </table:table-cell>
          <table:table-cell table:formula="of:=COM.MICROSOFT.STDEV.S([.Z26:.Z37])" office:value-type="float" office:value="2.12488858887978" calcext:value-type="float">
            <text:p>2.1248885889</text:p>
          </table:table-cell>
          <table:table-cell table:formula="of:=COM.MICROSOFT.STDEV.S([.AA26:.AA37])" office:value-type="float" office:value="1.86474468152418" calcext:value-type="float">
            <text:p>1.8647446815</text:p>
          </table:table-cell>
          <table:table-cell table:formula="of:=COM.MICROSOFT.STDEV.S([.AB26:.AB37])" office:value-type="float" office:value="2.03752672412294" calcext:value-type="float">
            <text:p>2.0375267241</text:p>
          </table:table-cell>
          <table:table-cell table:formula="of:=COM.MICROSOFT.STDEV.S([.AC26:.AC37])" office:value-type="float" office:value="1.71225529107612" calcext:value-type="float">
            <text:p>1.7122552911</text:p>
          </table:table-cell>
          <table:table-cell table:formula="of:=COM.MICROSOFT.STDEV.S([.AD26:.AD37])" office:value-type="float" office:value="2.53908835942542" calcext:value-type="float">
            <text:p>2.5390883594</text:p>
          </table:table-cell>
          <table:table-cell table:formula="of:=COM.MICROSOFT.STDEV.S([.AE26:.AE37])" office:value-type="float" office:value="2.40580106988894" calcext:value-type="float">
            <text:p>2.4058010699</text:p>
          </table:table-cell>
          <table:table-cell table:formula="of:=COM.MICROSOFT.STDEV.S([.AF26:.AF37])" office:value-type="float" office:value="2.02072594216369" calcext:value-type="float">
            <text:p>2.0207259422</text:p>
          </table:table-cell>
          <table:table-cell table:formula="of:=COM.MICROSOFT.STDEV.S([.AG26:.AG37])" office:value-type="float" office:value="1.40345893053447" calcext:value-type="float">
            <text:p>1.4034589305</text:p>
          </table:table-cell>
          <table:table-cell table:number-columns-repeated="99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0">00/00/0000</text:date>, <text:time style:data-style-name="N2" text:time-value="12:51:43.0810411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6T23:34:11.117505239</meta:creation-date>
    <dc:date>2016-09-07T22:15:15.580436105</dc:date>
    <meta:editing-duration>PT57M6S</meta:editing-duration>
    <meta:editing-cycles>15</meta:editing-cycles>
    <meta:generator>LibreOffice/4.2.8.2$Linux_X86_64 LibreOffice_project/420m0$Build-2</meta:generator>
    <meta:document-statistic meta:table-count="1" meta:cell-count="134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error-category="cell-range" chart:error-upper-range="Sheet1.C44:Sheet1.AG45" chart:error-lower-range="Sheet1.C44:Sheet1.AG45"/>
    </style:style>
    <style:style style:name="ch4" style:family="chart" style:data-style-name="N0">
      <style:chart-properties chart:display-label="true" chart:logarithmic="false" chart:reverse-direction="false" text:line-break="false" chart:label-arrangement="stagger-even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8" chart:origin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ell-range" chart:error-upper-range="Sheet1.C44:Sheet1.AG45" chart:error-lower-range="Sheet1.C44:Sheet1.AG45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Sheet1.C44:Sheet1.AG45" chart:error-lower-range="Sheet1.C44:Sheet1.AG45" chart:std-weight="1"/>
      <style:graphic-properties draw:stroke="solid" svg:stroke-width="0cm" svg:stroke-color="#000000" svg:stroke-opacity="100%" draw:stroke-linejoin="round"/>
    </style:style>
    <style:style style:name="ch9" style:family="chart" style:data-style-name="N0">
      <style:chart-properties chart:link-data-style-to-source="true" chart:error-category="cell-range" chart:error-upper-range="Sheet1.C44:Sheet1.AG45" chart:error-lower-range="Sheet1.C44:Sheet1.AG45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9.157cm" svg:height="17.843cm" xlink:href=".." xlink:type="simple" chart:class="chart:bar" chart:style-name="ch1">
        <chart:legend chart:legend-position="end" svg:x="97.264cm" svg:y="8.373cm" style:legend-expansion="high" chart:style-name="ch2"/>
        <chart:plot-area chart:style-name="ch3" table:cell-range-address="Sheet1.B41:Sheet1.AG43" chart:data-source-has-labels="both" svg:x="1.983cm" svg:y="0.356cm" svg:width="93.298cm" svg:height="17.131cm">
          <chartooo:coordinate-region svg:x="3.104cm" svg:y="0.555cm" svg:width="92.177cm" svg:height="5.938cm"/>
          <chart:axis chart:dimension="x" chart:name="primary-x" chart:style-name="ch4" chartooo:axis-type="auto">
            <chartooo:date-scale/>
            <chart:categories table:cell-range-address="Sheet1.C41:Sheet1.AG4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42:Sheet1.AG42" chart:label-cell-address="Sheet1.B42:Sheet1.B42" chart:class="chart:bar">
            <chart:error-indicator chart:style-name="ch8" chart:dimension="y"/>
            <chart:data-point chart:repeated="31"/>
          </chart:series>
          <chart:series chart:style-name="ch9" chart:values-cell-range-address="Sheet1.C43:Sheet1.AG43" chart:label-cell-address="Sheet1.B43:Sheet1.B43" chart:class="chart:bar">
            <chart:error-indicator chart:style-name="ch8" chart:dimension="y"/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 felt close to the robot</text:p>
                <draw:g>
                  <svg:desc>Sheet1.C41:Sheet1.AG41</svg:desc>
                </draw:g>
              </table:table-cell>
              <table:table-cell office:value-type="string">
                <text:p>I was satisfied with the robot.</text:p>
              </table:table-cell>
              <table:table-cell office:value-type="string">
                <text:p>I would like to continue working with the robot.</text:p>
              </table:table-cell>
              <table:table-cell office:value-type="string">
                <text:p>I trust the robot.</text:p>
              </table:table-cell>
              <table:table-cell office:value-type="string">
                <text:p>I like the robot.</text:p>
              </table:table-cell>
              <table:table-cell office:value-type="string">
                <text:p>The robot was repetitive.</text:p>
              </table:table-cell>
              <table:table-cell office:value-type="string">
                <text:p>It was easy to express myself to the robot.</text:p>
              </table:table-cell>
              <table:table-cell office:value-type="string">
                <text:p>The robot was interesting.</text:p>
              </table:table-cell>
              <table:table-cell office:value-type="string">
                <text:p>The robot does not understand what we are trying to accomplish.</text:p>
              </table:table-cell>
              <table:table-cell office:value-type="string">
                <text:p>The robot made efficient decisions.</text:p>
              </table:table-cell>
              <table:table-cell office:value-type="string">
                <text:p>I find what I am doing with the robot confusing.</text:p>
              </table:table-cell>
              <table:table-cell office:value-type="string">
                <text:p>The robot perceives accurately what my objectives are.</text:p>
              </table:table-cell>
              <table:table-cell office:value-type="string">
                <text:p>I understand the robot, and I think it understands me, at least in the best way it can.</text:p>
              </table:table-cell>
              <table:table-cell office:value-type="string">
                <text:p>The robot and I are working towards mutually agreed-upon goals.</text:p>
              </table:table-cell>
              <table:table-cell office:value-type="string">
                <text:p>I am confident in the robot's ability to help me.</text:p>
              </table:table-cell>
              <table:table-cell office:value-type="string">
                <text:p>I feel that the robot, in its own unique ways, is genuinely concerned about me.</text:p>
              </table:table-cell>
              <table:table-cell office:value-type="string">
                <text:p>The robot and I collaborate on setting goals for us to work on.</text:p>
              </table:table-cell>
              <table:table-cell office:value-type="string">
                <text:p>The robot does not understand what I am trying to accomplish.</text:p>
              </table:table-cell>
              <table:table-cell office:value-type="string">
                <text:p>I find what the robot and I are doing is unrelated to my goals.</text:p>
              </table:table-cell>
              <table:table-cell office:value-type="string">
                <text:p>The robot and I agree on what is important for us to work on.</text:p>
              </table:table-cell>
              <table:table-cell office:value-type="string">
                <text:p>The robot understands some of my feelings and takes them into account in our collaboration.</text:p>
              </table:table-cell>
              <table:table-cell office:value-type="string">
                <text:p>The robot is sometimes confused about what I feel about our activities. </text:p>
              </table:table-cell>
              <table:table-cell office:value-type="string">
                <text:p>The robot does not understand how I feel during our collaboration.</text:p>
              </table:table-cell>
              <table:table-cell office:value-type="string">
                <text:p>I trust the robot to perform appropriately in our collaboration.</text:p>
              </table:table-cell>
              <table:table-cell office:value-type="string">
                <text:p>I trust the robot to assess my feelings appropriately in our collaboration.</text:p>
              </table:table-cell>
              <table:table-cell office:value-type="string">
                <text:p>I am satisfied with the outcome of our collaboration.</text:p>
              </table:table-cell>
              <table:table-cell office:value-type="string">
                <text:p>I believe that the robot and I achieved the goals we set.</text:p>
              </table:table-cell>
              <table:table-cell office:value-type="string">
                <text:p>The robot's decisions improved my performance during the collaboration.</text:p>
              </table:table-cell>
              <table:table-cell office:value-type="string">
                <text:p>The robot was committed to the collaboration.</text:p>
              </table:table-cell>
              <table:table-cell office:value-type="string">
                <text:p>The robot was satisfied with my collaborative behavior. </text:p>
              </table:table-cell>
              <table:table-cell office:value-type="string">
                <text:p>The robot understood my emotions.</text:p>
              </table:table-cell>
            </table:table-row>
          </table:table-header-rows>
          <table:table-rows>
            <table:table-row>
              <table:table-cell office:value-type="string">
                <text:p>Women</text:p>
                <draw:g>
                  <svg:desc>Sheet1.B42:Sheet1.B42</svg:desc>
                </draw:g>
              </table:table-cell>
              <table:table-cell office:value-type="float" office:value="2.80952380952381">
                <text:p>2.80952380952381</text:p>
                <draw:g>
                  <svg:desc>Sheet1.C42:Sheet1.AG42</svg:desc>
                </draw:g>
              </table:table-cell>
              <table:table-cell office:value-type="float" office:value="4.76190476190476">
                <text:p>4.76190476190476</text:p>
              </table:table-cell>
              <table:table-cell office:value-type="float" office:value="4.57142857142857">
                <text:p>4.57142857142857</text:p>
              </table:table-cell>
              <table:table-cell office:value-type="float" office:value="4.0952380952381">
                <text:p>4.0952380952381</text:p>
              </table:table-cell>
              <table:table-cell office:value-type="float" office:value="4.42857142857143">
                <text:p>4.42857142857143</text:p>
              </table:table-cell>
              <table:table-cell office:value-type="float" office:value="4.47619047619048">
                <text:p>4.47619047619048</text:p>
              </table:table-cell>
              <table:table-cell office:value-type="float" office:value="4.0952380952381">
                <text:p>4.0952380952381</text:p>
              </table:table-cell>
              <table:table-cell office:value-type="float" office:value="3.95238095238095">
                <text:p>3.95238095238095</text:p>
              </table:table-cell>
              <table:table-cell office:value-type="float" office:value="2.95238095238095">
                <text:p>2.9523809523809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4.85714285714286">
                <text:p>4.85714285714286</text:p>
              </table:table-cell>
              <table:table-cell office:value-type="float" office:value="4.52380952380952">
                <text:p>4.52380952380952</text:p>
              </table:table-cell>
              <table:table-cell office:value-type="float" office:value="5.71428571428571">
                <text:p>5.71428571428571</text:p>
              </table:table-cell>
              <table:table-cell office:value-type="float" office:value="4.47619047619048">
                <text:p>4.47619047619048</text:p>
              </table:table-cell>
              <table:table-cell office:value-type="float" office:value="2.71428571428571">
                <text:p>2.71428571428571</text:p>
              </table:table-cell>
              <table:table-cell office:value-type="float" office:value="3.80952380952381">
                <text:p>3.80952380952381</text:p>
              </table:table-cell>
              <table:table-cell office:value-type="float" office:value="2.80952380952381">
                <text:p>2.80952380952381</text:p>
              </table:table-cell>
              <table:table-cell office:value-type="float" office:value="2.38095238095238">
                <text:p>2.38095238095238</text:p>
              </table:table-cell>
              <table:table-cell office:value-type="float" office:value="4.23809523809524">
                <text:p>4.23809523809524</text:p>
              </table:table-cell>
              <table:table-cell office:value-type="float" office:value="3.47619047619048">
                <text:p>3.47619047619048</text:p>
              </table:table-cell>
              <table:table-cell office:value-type="float" office:value="3.14285714285714">
                <text:p>3.14285714285714</text:p>
              </table:table-cell>
              <table:table-cell office:value-type="float" office:value="3.9047619047619">
                <text:p>3.9047619047619</text:p>
              </table:table-cell>
              <table:table-cell office:value-type="float" office:value="4.80952380952381">
                <text:p>4.80952380952381</text:p>
              </table:table-cell>
              <table:table-cell office:value-type="float" office:value="3.38095238095238">
                <text:p>3.38095238095238</text:p>
              </table:table-cell>
              <table:table-cell office:value-type="float" office:value="5.19047619047619">
                <text:p>5.19047619047619</text:p>
              </table:table-cell>
              <table:table-cell office:value-type="float" office:value="5.52380952380952">
                <text:p>5.52380952380952</text:p>
              </table:table-cell>
              <table:table-cell office:value-type="float" office:value="3.28571428571429">
                <text:p>3.28571428571429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4.61904761904762">
                <text:p>4.61904761904762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string">
                <text:p>Row 44 Row 45</text:p>
                <draw:g>
                  <svg:desc/>
                </draw:g>
              </table:table-cell>
              <table:table-cell office:value-type="float" office:value="1.32736760616822">
                <text:p>1.32736760616822</text:p>
                <draw:g>
                  <svg:desc>Sheet1.C44:Sheet1.AG45</svg:desc>
                </draw:g>
              </table:table-cell>
              <table:table-cell office:value-type="float" office:value="1.26730446462585">
                <text:p>1.26730446462585</text:p>
              </table:table-cell>
              <table:table-cell office:value-type="float" office:value="1.44584791402007">
                <text:p>1.44584791402007</text:p>
              </table:table-cell>
              <table:table-cell office:value-type="float" office:value="1.82574185835055">
                <text:p>1.82574185835055</text:p>
              </table:table-cell>
              <table:table-cell office:value-type="float" office:value="1.59910689359494">
                <text:p>1.59910689359494</text:p>
              </table:table-cell>
              <table:table-cell office:value-type="float" office:value="1.9227505550564">
                <text:p>1.9227505550564</text:p>
              </table:table-cell>
              <table:table-cell office:value-type="float" office:value="1.75797502555531">
                <text:p>1.75797502555531</text:p>
              </table:table-cell>
              <table:table-cell office:value-type="float" office:value="1.83195540504146">
                <text:p>1.83195540504146</text:p>
              </table:table-cell>
              <table:table-cell office:value-type="float" office:value="1.74846871780506">
                <text:p>1.74846871780506</text:p>
              </table:table-cell>
              <table:table-cell office:value-type="float" office:value="1.9227505550564">
                <text:p>1.9227505550564</text:p>
              </table:table-cell>
              <table:table-cell office:value-type="float" office:value="1.63153448075876">
                <text:p>1.63153448075876</text:p>
              </table:table-cell>
              <table:table-cell office:value-type="float" office:value="1.85864075456917">
                <text:p>1.85864075456917</text:p>
              </table:table-cell>
              <table:table-cell office:value-type="float" office:value="1.81396697612613">
                <text:p>1.81396697612613</text:p>
              </table:table-cell>
              <table:table-cell office:value-type="float" office:value="2.01509455376319">
                <text:p>2.01509455376319</text:p>
              </table:table-cell>
              <table:table-cell office:value-type="float" office:value="1.9098740920854">
                <text:p>1.9098740920854</text:p>
              </table:table-cell>
              <table:table-cell office:value-type="float" office:value="2.42930342928074">
                <text:p>2.42930342928074</text:p>
              </table:table-cell>
              <table:table-cell office:value-type="float" office:value="1.8835124230063">
                <text:p>1.8835124230063</text:p>
              </table:table-cell>
              <table:table-cell office:value-type="float" office:value="2.60971378902095">
                <text:p>2.60971378902095</text:p>
              </table:table-cell>
              <table:table-cell office:value-type="float" office:value="1.51657508881031">
                <text:p>1.51657508881031</text:p>
              </table:table-cell>
              <table:table-cell office:value-type="float" office:value="2.15146180044822">
                <text:p>2.15146180044822</text:p>
              </table:table-cell>
              <table:table-cell office:value-type="float" office:value="1.44913767461894">
                <text:p>1.44913767461894</text:p>
              </table:table-cell>
              <table:table-cell office:value-type="float" office:value="2.19330938551907">
                <text:p>2.19330938551907</text:p>
              </table:table-cell>
              <table:table-cell office:value-type="float" office:value="1.65183880223569">
                <text:p>1.65183880223569</text:p>
              </table:table-cell>
              <table:table-cell office:value-type="float" office:value="2.43086217402199">
                <text:p>2.43086217402199</text:p>
              </table:table-cell>
              <table:table-cell office:value-type="float" office:value="1.5039630187956">
                <text:p>1.5039630187956</text:p>
              </table:table-cell>
              <table:table-cell office:value-type="float" office:value="2.19330938551907">
                <text:p>2.19330938551907</text:p>
              </table:table-cell>
              <table:table-cell office:value-type="float" office:value="1.27054543967767">
                <text:p>1.27054543967767</text:p>
              </table:table-cell>
              <table:table-cell office:value-type="float" office:value="1.93061459832685">
                <text:p>1.93061459832685</text:p>
              </table:table-cell>
              <table:table-cell office:value-type="float" office:value="1.47034171603228">
                <text:p>1.47034171603228</text:p>
              </table:table-cell>
              <table:table-cell office:value-type="float" office:value="2.19503572139084">
                <text:p>2.19503572139084</text:p>
              </table:table-cell>
              <table:table-cell office:value-type="float" office:value="1.41925533794512">
                <text:p>1.41925533794512</text:p>
              </table:table-cell>
              <table:table-cell office:value-type="float" office:value="2.05049883066181">
                <text:p>2.05049883066181</text:p>
              </table:table-cell>
              <table:table-cell office:value-type="float" office:value="1.56904581255767">
                <text:p>1.56904581255767</text:p>
              </table:table-cell>
              <table:table-cell office:value-type="float" office:value="2.22076972732838">
                <text:p>2.22076972732838</text:p>
              </table:table-cell>
              <table:table-cell office:value-type="float" office:value="1.63153448075876">
                <text:p>1.63153448075876</text:p>
              </table:table-cell>
              <table:table-cell office:value-type="float" office:value="2.15146180044822">
                <text:p>2.15146180044822</text:p>
              </table:table-cell>
              <table:table-cell office:value-type="float" office:value="1.28359613882991">
                <text:p>1.28359613882991</text:p>
              </table:table-cell>
              <table:table-cell office:value-type="float" office:value="1.42222616792382">
                <text:p>1.42222616792382</text:p>
              </table:table-cell>
              <table:table-cell office:value-type="float" office:value="1.92106121466136">
                <text:p>1.92106121466136</text:p>
              </table:table-cell>
              <table:table-cell office:value-type="float" office:value="2.27469611690055">
                <text:p>2.27469611690055</text:p>
              </table:table-cell>
              <table:table-cell office:value-type="float" office:value="2.04007469517779">
                <text:p>2.04007469517779</text:p>
              </table:table-cell>
              <table:table-cell office:value-type="float" office:value="1.92865159365215">
                <text:p>1.92865159365215</text:p>
              </table:table-cell>
              <table:table-cell office:value-type="float" office:value="1.74027912375326">
                <text:p>1.74027912375326</text:p>
              </table:table-cell>
              <table:table-cell office:value-type="float" office:value="2.01509455376319">
                <text:p>2.01509455376319</text:p>
              </table:table-cell>
              <table:table-cell office:value-type="float" office:value="1.86828161433875">
                <text:p>1.86828161433875</text:p>
              </table:table-cell>
              <table:table-cell office:value-type="float" office:value="1.99240983979124">
                <text:p>1.99240983979124</text:p>
              </table:table-cell>
              <table:table-cell office:value-type="float" office:value="1.77817455889594">
                <text:p>1.77817455889594</text:p>
              </table:table-cell>
              <table:table-cell office:value-type="float" office:value="2.12488858887978">
                <text:p>2.12488858887978</text:p>
              </table:table-cell>
              <table:table-cell office:value-type="float" office:value="1.85677652064513">
                <text:p>1.85677652064513</text:p>
              </table:table-cell>
              <table:table-cell office:value-type="float" office:value="1.86474468152418">
                <text:p>1.86474468152418</text:p>
              </table:table-cell>
              <table:table-cell office:value-type="float" office:value="1.56904581255767">
                <text:p>1.56904581255767</text:p>
              </table:table-cell>
              <table:table-cell office:value-type="float" office:value="2.03752672412294">
                <text:p>2.03752672412294</text:p>
              </table:table-cell>
              <table:table-cell office:value-type="float" office:value="1.4359334113756">
                <text:p>1.4359334113756</text:p>
              </table:table-cell>
              <table:table-cell office:value-type="float" office:value="1.71225529107612">
                <text:p>1.71225529107612</text:p>
              </table:table-cell>
              <table:table-cell office:value-type="float" office:value="1.92724822331886">
                <text:p>1.92724822331886</text:p>
              </table:table-cell>
              <table:table-cell office:value-type="float" office:value="2.53908835942542">
                <text:p>2.53908835942542</text:p>
              </table:table-cell>
              <table:table-cell office:value-type="float" office:value="1.71269767715535">
                <text:p>1.71269767715535</text:p>
              </table:table-cell>
              <table:table-cell office:value-type="float" office:value="2.40580106988894">
                <text:p>2.40580106988894</text:p>
              </table:table-cell>
              <table:table-cell office:value-type="float" office:value="1.8835124230063">
                <text:p>1.8835124230063</text:p>
              </table:table-cell>
              <table:table-cell office:value-type="float" office:value="2.02072594216369">
                <text:p>2.02072594216369</text:p>
              </table:table-cell>
              <table:table-cell office:value-type="float" office:value="1.79284291400159">
                <text:p>1.79284291400159</text:p>
              </table:table-cell>
              <table:table-cell office:value-type="float" office:value="1.40345893053447">
                <text:p>1.40345893053447</text:p>
              </table:table-cell>
            </table:table-row>
            <table:table-row>
              <table:table-cell office:value-type="string">
                <text:p>Row 44 Row 45</text:p>
                <draw:g>
                  <svg:desc/>
                </draw:g>
              </table:table-cell>
              <table:table-cell office:value-type="float" office:value="1.32736760616822">
                <text:p>1.32736760616822</text:p>
                <draw:g>
                  <svg:desc>Sheet1.C44:Sheet1.AG45</svg:desc>
                </draw:g>
              </table:table-cell>
              <table:table-cell office:value-type="float" office:value="1.26730446462585">
                <text:p>1.26730446462585</text:p>
              </table:table-cell>
              <table:table-cell office:value-type="float" office:value="1.44584791402007">
                <text:p>1.44584791402007</text:p>
              </table:table-cell>
              <table:table-cell office:value-type="float" office:value="1.82574185835055">
                <text:p>1.82574185835055</text:p>
              </table:table-cell>
              <table:table-cell office:value-type="float" office:value="1.59910689359494">
                <text:p>1.59910689359494</text:p>
              </table:table-cell>
              <table:table-cell office:value-type="float" office:value="1.9227505550564">
                <text:p>1.9227505550564</text:p>
              </table:table-cell>
              <table:table-cell office:value-type="float" office:value="1.75797502555531">
                <text:p>1.75797502555531</text:p>
              </table:table-cell>
              <table:table-cell office:value-type="float" office:value="1.83195540504146">
                <text:p>1.83195540504146</text:p>
              </table:table-cell>
              <table:table-cell office:value-type="float" office:value="1.74846871780506">
                <text:p>1.74846871780506</text:p>
              </table:table-cell>
              <table:table-cell office:value-type="float" office:value="1.9227505550564">
                <text:p>1.9227505550564</text:p>
              </table:table-cell>
              <table:table-cell office:value-type="float" office:value="1.63153448075876">
                <text:p>1.63153448075876</text:p>
              </table:table-cell>
              <table:table-cell office:value-type="float" office:value="1.85864075456917">
                <text:p>1.85864075456917</text:p>
              </table:table-cell>
              <table:table-cell office:value-type="float" office:value="1.81396697612613">
                <text:p>1.81396697612613</text:p>
              </table:table-cell>
              <table:table-cell office:value-type="float" office:value="2.01509455376319">
                <text:p>2.01509455376319</text:p>
              </table:table-cell>
              <table:table-cell office:value-type="float" office:value="1.9098740920854">
                <text:p>1.9098740920854</text:p>
              </table:table-cell>
              <table:table-cell office:value-type="float" office:value="2.42930342928074">
                <text:p>2.42930342928074</text:p>
              </table:table-cell>
              <table:table-cell office:value-type="float" office:value="1.8835124230063">
                <text:p>1.8835124230063</text:p>
              </table:table-cell>
              <table:table-cell office:value-type="float" office:value="2.60971378902095">
                <text:p>2.60971378902095</text:p>
              </table:table-cell>
              <table:table-cell office:value-type="float" office:value="1.51657508881031">
                <text:p>1.51657508881031</text:p>
              </table:table-cell>
              <table:table-cell office:value-type="float" office:value="2.15146180044822">
                <text:p>2.15146180044822</text:p>
              </table:table-cell>
              <table:table-cell office:value-type="float" office:value="1.44913767461894">
                <text:p>1.44913767461894</text:p>
              </table:table-cell>
              <table:table-cell office:value-type="float" office:value="2.19330938551907">
                <text:p>2.19330938551907</text:p>
              </table:table-cell>
              <table:table-cell office:value-type="float" office:value="1.65183880223569">
                <text:p>1.65183880223569</text:p>
              </table:table-cell>
              <table:table-cell office:value-type="float" office:value="2.43086217402199">
                <text:p>2.43086217402199</text:p>
              </table:table-cell>
              <table:table-cell office:value-type="float" office:value="1.5039630187956">
                <text:p>1.5039630187956</text:p>
              </table:table-cell>
              <table:table-cell office:value-type="float" office:value="2.19330938551907">
                <text:p>2.19330938551907</text:p>
              </table:table-cell>
              <table:table-cell office:value-type="float" office:value="1.27054543967767">
                <text:p>1.27054543967767</text:p>
              </table:table-cell>
              <table:table-cell office:value-type="float" office:value="1.93061459832685">
                <text:p>1.93061459832685</text:p>
              </table:table-cell>
              <table:table-cell office:value-type="float" office:value="1.47034171603228">
                <text:p>1.47034171603228</text:p>
              </table:table-cell>
              <table:table-cell office:value-type="float" office:value="2.19503572139084">
                <text:p>2.19503572139084</text:p>
              </table:table-cell>
              <table:table-cell office:value-type="float" office:value="1.41925533794512">
                <text:p>1.41925533794512</text:p>
              </table:table-cell>
              <table:table-cell office:value-type="float" office:value="2.05049883066181">
                <text:p>2.05049883066181</text:p>
              </table:table-cell>
              <table:table-cell office:value-type="float" office:value="1.56904581255767">
                <text:p>1.56904581255767</text:p>
              </table:table-cell>
              <table:table-cell office:value-type="float" office:value="2.22076972732838">
                <text:p>2.22076972732838</text:p>
              </table:table-cell>
              <table:table-cell office:value-type="float" office:value="1.63153448075876">
                <text:p>1.63153448075876</text:p>
              </table:table-cell>
              <table:table-cell office:value-type="float" office:value="2.15146180044822">
                <text:p>2.15146180044822</text:p>
              </table:table-cell>
              <table:table-cell office:value-type="float" office:value="1.28359613882991">
                <text:p>1.28359613882991</text:p>
              </table:table-cell>
              <table:table-cell office:value-type="float" office:value="1.42222616792382">
                <text:p>1.42222616792382</text:p>
              </table:table-cell>
              <table:table-cell office:value-type="float" office:value="1.92106121466136">
                <text:p>1.92106121466136</text:p>
              </table:table-cell>
              <table:table-cell office:value-type="float" office:value="2.27469611690055">
                <text:p>2.27469611690055</text:p>
              </table:table-cell>
              <table:table-cell office:value-type="float" office:value="2.04007469517779">
                <text:p>2.04007469517779</text:p>
              </table:table-cell>
              <table:table-cell office:value-type="float" office:value="1.92865159365215">
                <text:p>1.92865159365215</text:p>
              </table:table-cell>
              <table:table-cell office:value-type="float" office:value="1.74027912375326">
                <text:p>1.74027912375326</text:p>
              </table:table-cell>
              <table:table-cell office:value-type="float" office:value="2.01509455376319">
                <text:p>2.01509455376319</text:p>
              </table:table-cell>
              <table:table-cell office:value-type="float" office:value="1.86828161433875">
                <text:p>1.86828161433875</text:p>
              </table:table-cell>
              <table:table-cell office:value-type="float" office:value="1.99240983979124">
                <text:p>1.99240983979124</text:p>
              </table:table-cell>
              <table:table-cell office:value-type="float" office:value="1.77817455889594">
                <text:p>1.77817455889594</text:p>
              </table:table-cell>
              <table:table-cell office:value-type="float" office:value="2.12488858887978">
                <text:p>2.12488858887978</text:p>
              </table:table-cell>
              <table:table-cell office:value-type="float" office:value="1.85677652064513">
                <text:p>1.85677652064513</text:p>
              </table:table-cell>
              <table:table-cell office:value-type="float" office:value="1.86474468152418">
                <text:p>1.86474468152418</text:p>
              </table:table-cell>
              <table:table-cell office:value-type="float" office:value="1.56904581255767">
                <text:p>1.56904581255767</text:p>
              </table:table-cell>
              <table:table-cell office:value-type="float" office:value="2.03752672412294">
                <text:p>2.03752672412294</text:p>
              </table:table-cell>
              <table:table-cell office:value-type="float" office:value="1.4359334113756">
                <text:p>1.4359334113756</text:p>
              </table:table-cell>
              <table:table-cell office:value-type="float" office:value="1.71225529107612">
                <text:p>1.71225529107612</text:p>
              </table:table-cell>
              <table:table-cell office:value-type="float" office:value="1.92724822331886">
                <text:p>1.92724822331886</text:p>
              </table:table-cell>
              <table:table-cell office:value-type="float" office:value="2.53908835942542">
                <text:p>2.53908835942542</text:p>
              </table:table-cell>
              <table:table-cell office:value-type="float" office:value="1.71269767715535">
                <text:p>1.71269767715535</text:p>
              </table:table-cell>
              <table:table-cell office:value-type="float" office:value="2.40580106988894">
                <text:p>2.40580106988894</text:p>
              </table:table-cell>
              <table:table-cell office:value-type="float" office:value="1.8835124230063">
                <text:p>1.8835124230063</text:p>
              </table:table-cell>
              <table:table-cell office:value-type="float" office:value="2.02072594216369">
                <text:p>2.02072594216369</text:p>
              </table:table-cell>
              <table:table-cell office:value-type="float" office:value="1.79284291400159">
                <text:p>1.79284291400159</text:p>
              </table:table-cell>
              <table:table-cell office:value-type="float" office:value="1.40345893053447">
                <text:p>1.40345893053447</text:p>
              </table:table-cell>
            </table:table-row>
            <table:table-row>
              <table:table-cell office:value-type="string">
                <text:p>Men</text:p>
                <draw:g>
                  <svg:desc>Sheet1.B43:Sheet1.B43</svg:desc>
                </draw:g>
              </table:table-cell>
              <table:table-cell office:value-type="float" office:value="2.83333333333333">
                <text:p>2.83333333333333</text:p>
                <draw:g>
                  <svg:desc>Sheet1.C43:Sheet1.AG43</svg:desc>
                </draw:g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58333333333333">
                <text:p>3.58333333333333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5">
                <text:p>5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91666666666667">
                <text:p>3.91666666666667</text:p>
              </table:table-cell>
              <table:table-cell office:value-type="float" office:value="3.91666666666667">
                <text:p>3.91666666666667</text:p>
              </table:table-cell>
              <table:table-cell office:value-type="float" office:value="3.91666666666667">
                <text:p>3.91666666666667</text:p>
              </table:table-cell>
              <table:table-cell office:value-type="float" office:value="2.91666666666667">
                <text:p>2.91666666666667</text:p>
              </table:table-cell>
              <table:table-cell office:value-type="float" office:value="3.5">
                <text:p>3.5</text:p>
              </table:table-cell>
              <table:table-cell office:value-type="float" office:value="2.58333333333333">
                <text:p>2.58333333333333</text:p>
              </table:table-cell>
              <table:table-cell office:value-type="float" office:value="4.5">
                <text:p>4.5</text:p>
              </table:table-cell>
              <table:table-cell office:value-type="float" office:value="3.5">
                <text:p>3.5</text:p>
              </table:table-cell>
              <table:table-cell office:value-type="float" office:value="2.25">
                <text:p>2.25</text:p>
              </table:table-cell>
              <table:table-cell office:value-type="float" office:value="2.75">
                <text:p>2.75</text:p>
              </table:table-cell>
              <table:table-cell office:value-type="float" office:value="3.58333333333333">
                <text:p>3.58333333333333</text:p>
              </table:table-cell>
              <table:table-cell office:value-type="float" office:value="2.75">
                <text:p>2.75</text:p>
              </table:table-cell>
              <table:table-cell office:value-type="float" office:value="3.58333333333333">
                <text:p>3.58333333333333</text:p>
              </table:table-cell>
              <table:table-cell office:value-type="float" office:value="2.58333333333333">
                <text:p>2.5833333333333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3.83333333333333">
                <text:p>3.83333333333333</text:p>
              </table:table-cell>
              <table:table-cell office:value-type="float" office:value="2.75">
                <text:p>2.75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5.25">
                <text:p>5.25</text:p>
              </table:table-cell>
              <table:table-cell office:value-type="float" office:value="3.41666666666667">
                <text:p>3.41666666666667</text:p>
              </table:table-cell>
              <table:table-cell office:value-type="float" office:value="3.83333333333333">
                <text:p>3.83333333333333</text:p>
              </table:table-cell>
              <table:table-cell office:value-type="float" office:value="3.91666666666667">
                <text:p>3.91666666666667</text:p>
              </table:table-cell>
              <table:table-cell office:value-type="float" office:value="2.16666666666667">
                <text:p>2.16666666666667</text:p>
              </table:table-cell>
            </table:table-row>
            <table:table-row>
              <table:table-cell office:value-type="string">
                <text:p>Row 44 Row 45</text:p>
                <draw:g>
                  <svg:desc/>
                </draw:g>
              </table:table-cell>
              <table:table-cell office:value-type="float" office:value="1.32736760616822">
                <text:p>1.32736760616822</text:p>
                <draw:g>
                  <svg:desc>Sheet1.C44:Sheet1.AG45</svg:desc>
                </draw:g>
              </table:table-cell>
              <table:table-cell office:value-type="float" office:value="1.26730446462585">
                <text:p>1.26730446462585</text:p>
              </table:table-cell>
              <table:table-cell office:value-type="float" office:value="1.44584791402007">
                <text:p>1.44584791402007</text:p>
              </table:table-cell>
              <table:table-cell office:value-type="float" office:value="1.82574185835055">
                <text:p>1.82574185835055</text:p>
              </table:table-cell>
              <table:table-cell office:value-type="float" office:value="1.59910689359494">
                <text:p>1.59910689359494</text:p>
              </table:table-cell>
              <table:table-cell office:value-type="float" office:value="1.9227505550564">
                <text:p>1.9227505550564</text:p>
              </table:table-cell>
              <table:table-cell office:value-type="float" office:value="1.75797502555531">
                <text:p>1.75797502555531</text:p>
              </table:table-cell>
              <table:table-cell office:value-type="float" office:value="1.83195540504146">
                <text:p>1.83195540504146</text:p>
              </table:table-cell>
              <table:table-cell office:value-type="float" office:value="1.74846871780506">
                <text:p>1.74846871780506</text:p>
              </table:table-cell>
              <table:table-cell office:value-type="float" office:value="1.9227505550564">
                <text:p>1.9227505550564</text:p>
              </table:table-cell>
              <table:table-cell office:value-type="float" office:value="1.63153448075876">
                <text:p>1.63153448075876</text:p>
              </table:table-cell>
              <table:table-cell office:value-type="float" office:value="1.85864075456917">
                <text:p>1.85864075456917</text:p>
              </table:table-cell>
              <table:table-cell office:value-type="float" office:value="1.81396697612613">
                <text:p>1.81396697612613</text:p>
              </table:table-cell>
              <table:table-cell office:value-type="float" office:value="2.01509455376319">
                <text:p>2.01509455376319</text:p>
              </table:table-cell>
              <table:table-cell office:value-type="float" office:value="1.9098740920854">
                <text:p>1.9098740920854</text:p>
              </table:table-cell>
              <table:table-cell office:value-type="float" office:value="2.42930342928074">
                <text:p>2.42930342928074</text:p>
              </table:table-cell>
              <table:table-cell office:value-type="float" office:value="1.8835124230063">
                <text:p>1.8835124230063</text:p>
              </table:table-cell>
              <table:table-cell office:value-type="float" office:value="2.60971378902095">
                <text:p>2.60971378902095</text:p>
              </table:table-cell>
              <table:table-cell office:value-type="float" office:value="1.51657508881031">
                <text:p>1.51657508881031</text:p>
              </table:table-cell>
              <table:table-cell office:value-type="float" office:value="2.15146180044822">
                <text:p>2.15146180044822</text:p>
              </table:table-cell>
              <table:table-cell office:value-type="float" office:value="1.44913767461894">
                <text:p>1.44913767461894</text:p>
              </table:table-cell>
              <table:table-cell office:value-type="float" office:value="2.19330938551907">
                <text:p>2.19330938551907</text:p>
              </table:table-cell>
              <table:table-cell office:value-type="float" office:value="1.65183880223569">
                <text:p>1.65183880223569</text:p>
              </table:table-cell>
              <table:table-cell office:value-type="float" office:value="2.43086217402199">
                <text:p>2.43086217402199</text:p>
              </table:table-cell>
              <table:table-cell office:value-type="float" office:value="1.5039630187956">
                <text:p>1.5039630187956</text:p>
              </table:table-cell>
              <table:table-cell office:value-type="float" office:value="2.19330938551907">
                <text:p>2.19330938551907</text:p>
              </table:table-cell>
              <table:table-cell office:value-type="float" office:value="1.27054543967767">
                <text:p>1.27054543967767</text:p>
              </table:table-cell>
              <table:table-cell office:value-type="float" office:value="1.93061459832685">
                <text:p>1.93061459832685</text:p>
              </table:table-cell>
              <table:table-cell office:value-type="float" office:value="1.47034171603228">
                <text:p>1.47034171603228</text:p>
              </table:table-cell>
              <table:table-cell office:value-type="float" office:value="2.19503572139084">
                <text:p>2.19503572139084</text:p>
              </table:table-cell>
              <table:table-cell office:value-type="float" office:value="1.41925533794512">
                <text:p>1.41925533794512</text:p>
              </table:table-cell>
              <table:table-cell office:value-type="float" office:value="2.05049883066181">
                <text:p>2.05049883066181</text:p>
              </table:table-cell>
              <table:table-cell office:value-type="float" office:value="1.56904581255767">
                <text:p>1.56904581255767</text:p>
              </table:table-cell>
              <table:table-cell office:value-type="float" office:value="2.22076972732838">
                <text:p>2.22076972732838</text:p>
              </table:table-cell>
              <table:table-cell office:value-type="float" office:value="1.63153448075876">
                <text:p>1.63153448075876</text:p>
              </table:table-cell>
              <table:table-cell office:value-type="float" office:value="2.15146180044822">
                <text:p>2.15146180044822</text:p>
              </table:table-cell>
              <table:table-cell office:value-type="float" office:value="1.28359613882991">
                <text:p>1.28359613882991</text:p>
              </table:table-cell>
              <table:table-cell office:value-type="float" office:value="1.42222616792382">
                <text:p>1.42222616792382</text:p>
              </table:table-cell>
              <table:table-cell office:value-type="float" office:value="1.92106121466136">
                <text:p>1.92106121466136</text:p>
              </table:table-cell>
              <table:table-cell office:value-type="float" office:value="2.27469611690055">
                <text:p>2.27469611690055</text:p>
              </table:table-cell>
              <table:table-cell office:value-type="float" office:value="2.04007469517779">
                <text:p>2.04007469517779</text:p>
              </table:table-cell>
              <table:table-cell office:value-type="float" office:value="1.92865159365215">
                <text:p>1.92865159365215</text:p>
              </table:table-cell>
              <table:table-cell office:value-type="float" office:value="1.74027912375326">
                <text:p>1.74027912375326</text:p>
              </table:table-cell>
              <table:table-cell office:value-type="float" office:value="2.01509455376319">
                <text:p>2.01509455376319</text:p>
              </table:table-cell>
              <table:table-cell office:value-type="float" office:value="1.86828161433875">
                <text:p>1.86828161433875</text:p>
              </table:table-cell>
              <table:table-cell office:value-type="float" office:value="1.99240983979124">
                <text:p>1.99240983979124</text:p>
              </table:table-cell>
              <table:table-cell office:value-type="float" office:value="1.77817455889594">
                <text:p>1.77817455889594</text:p>
              </table:table-cell>
              <table:table-cell office:value-type="float" office:value="2.12488858887978">
                <text:p>2.12488858887978</text:p>
              </table:table-cell>
              <table:table-cell office:value-type="float" office:value="1.85677652064513">
                <text:p>1.85677652064513</text:p>
              </table:table-cell>
              <table:table-cell office:value-type="float" office:value="1.86474468152418">
                <text:p>1.86474468152418</text:p>
              </table:table-cell>
              <table:table-cell office:value-type="float" office:value="1.56904581255767">
                <text:p>1.56904581255767</text:p>
              </table:table-cell>
              <table:table-cell office:value-type="float" office:value="2.03752672412294">
                <text:p>2.03752672412294</text:p>
              </table:table-cell>
              <table:table-cell office:value-type="float" office:value="1.4359334113756">
                <text:p>1.4359334113756</text:p>
              </table:table-cell>
              <table:table-cell office:value-type="float" office:value="1.71225529107612">
                <text:p>1.71225529107612</text:p>
              </table:table-cell>
              <table:table-cell office:value-type="float" office:value="1.92724822331886">
                <text:p>1.92724822331886</text:p>
              </table:table-cell>
              <table:table-cell office:value-type="float" office:value="2.53908835942542">
                <text:p>2.53908835942542</text:p>
              </table:table-cell>
              <table:table-cell office:value-type="float" office:value="1.71269767715535">
                <text:p>1.71269767715535</text:p>
              </table:table-cell>
              <table:table-cell office:value-type="float" office:value="2.40580106988894">
                <text:p>2.40580106988894</text:p>
              </table:table-cell>
              <table:table-cell office:value-type="float" office:value="1.8835124230063">
                <text:p>1.8835124230063</text:p>
              </table:table-cell>
              <table:table-cell office:value-type="float" office:value="2.02072594216369">
                <text:p>2.02072594216369</text:p>
              </table:table-cell>
              <table:table-cell office:value-type="float" office:value="1.79284291400159">
                <text:p>1.79284291400159</text:p>
              </table:table-cell>
              <table:table-cell office:value-type="float" office:value="1.40345893053447">
                <text:p>1.40345893053447</text:p>
              </table:table-cell>
            </table:table-row>
            <table:table-row>
              <table:table-cell office:value-type="string">
                <text:p>Row 44 Row 45</text:p>
                <draw:g>
                  <svg:desc/>
                </draw:g>
              </table:table-cell>
              <table:table-cell office:value-type="float" office:value="1.32736760616822">
                <text:p>1.32736760616822</text:p>
                <draw:g>
                  <svg:desc>Sheet1.C44:Sheet1.AG45</svg:desc>
                </draw:g>
              </table:table-cell>
              <table:table-cell office:value-type="float" office:value="1.26730446462585">
                <text:p>1.26730446462585</text:p>
              </table:table-cell>
              <table:table-cell office:value-type="float" office:value="1.44584791402007">
                <text:p>1.44584791402007</text:p>
              </table:table-cell>
              <table:table-cell office:value-type="float" office:value="1.82574185835055">
                <text:p>1.82574185835055</text:p>
              </table:table-cell>
              <table:table-cell office:value-type="float" office:value="1.59910689359494">
                <text:p>1.59910689359494</text:p>
              </table:table-cell>
              <table:table-cell office:value-type="float" office:value="1.9227505550564">
                <text:p>1.9227505550564</text:p>
              </table:table-cell>
              <table:table-cell office:value-type="float" office:value="1.75797502555531">
                <text:p>1.75797502555531</text:p>
              </table:table-cell>
              <table:table-cell office:value-type="float" office:value="1.83195540504146">
                <text:p>1.83195540504146</text:p>
              </table:table-cell>
              <table:table-cell office:value-type="float" office:value="1.74846871780506">
                <text:p>1.74846871780506</text:p>
              </table:table-cell>
              <table:table-cell office:value-type="float" office:value="1.9227505550564">
                <text:p>1.9227505550564</text:p>
              </table:table-cell>
              <table:table-cell office:value-type="float" office:value="1.63153448075876">
                <text:p>1.63153448075876</text:p>
              </table:table-cell>
              <table:table-cell office:value-type="float" office:value="1.85864075456917">
                <text:p>1.85864075456917</text:p>
              </table:table-cell>
              <table:table-cell office:value-type="float" office:value="1.81396697612613">
                <text:p>1.81396697612613</text:p>
              </table:table-cell>
              <table:table-cell office:value-type="float" office:value="2.01509455376319">
                <text:p>2.01509455376319</text:p>
              </table:table-cell>
              <table:table-cell office:value-type="float" office:value="1.9098740920854">
                <text:p>1.9098740920854</text:p>
              </table:table-cell>
              <table:table-cell office:value-type="float" office:value="2.42930342928074">
                <text:p>2.42930342928074</text:p>
              </table:table-cell>
              <table:table-cell office:value-type="float" office:value="1.8835124230063">
                <text:p>1.8835124230063</text:p>
              </table:table-cell>
              <table:table-cell office:value-type="float" office:value="2.60971378902095">
                <text:p>2.60971378902095</text:p>
              </table:table-cell>
              <table:table-cell office:value-type="float" office:value="1.51657508881031">
                <text:p>1.51657508881031</text:p>
              </table:table-cell>
              <table:table-cell office:value-type="float" office:value="2.15146180044822">
                <text:p>2.15146180044822</text:p>
              </table:table-cell>
              <table:table-cell office:value-type="float" office:value="1.44913767461894">
                <text:p>1.44913767461894</text:p>
              </table:table-cell>
              <table:table-cell office:value-type="float" office:value="2.19330938551907">
                <text:p>2.19330938551907</text:p>
              </table:table-cell>
              <table:table-cell office:value-type="float" office:value="1.65183880223569">
                <text:p>1.65183880223569</text:p>
              </table:table-cell>
              <table:table-cell office:value-type="float" office:value="2.43086217402199">
                <text:p>2.43086217402199</text:p>
              </table:table-cell>
              <table:table-cell office:value-type="float" office:value="1.5039630187956">
                <text:p>1.5039630187956</text:p>
              </table:table-cell>
              <table:table-cell office:value-type="float" office:value="2.19330938551907">
                <text:p>2.19330938551907</text:p>
              </table:table-cell>
              <table:table-cell office:value-type="float" office:value="1.27054543967767">
                <text:p>1.27054543967767</text:p>
              </table:table-cell>
              <table:table-cell office:value-type="float" office:value="1.93061459832685">
                <text:p>1.93061459832685</text:p>
              </table:table-cell>
              <table:table-cell office:value-type="float" office:value="1.47034171603228">
                <text:p>1.47034171603228</text:p>
              </table:table-cell>
              <table:table-cell office:value-type="float" office:value="2.19503572139084">
                <text:p>2.19503572139084</text:p>
              </table:table-cell>
              <table:table-cell office:value-type="float" office:value="1.41925533794512">
                <text:p>1.41925533794512</text:p>
              </table:table-cell>
              <table:table-cell office:value-type="float" office:value="2.05049883066181">
                <text:p>2.05049883066181</text:p>
              </table:table-cell>
              <table:table-cell office:value-type="float" office:value="1.56904581255767">
                <text:p>1.56904581255767</text:p>
              </table:table-cell>
              <table:table-cell office:value-type="float" office:value="2.22076972732838">
                <text:p>2.22076972732838</text:p>
              </table:table-cell>
              <table:table-cell office:value-type="float" office:value="1.63153448075876">
                <text:p>1.63153448075876</text:p>
              </table:table-cell>
              <table:table-cell office:value-type="float" office:value="2.15146180044822">
                <text:p>2.15146180044822</text:p>
              </table:table-cell>
              <table:table-cell office:value-type="float" office:value="1.28359613882991">
                <text:p>1.28359613882991</text:p>
              </table:table-cell>
              <table:table-cell office:value-type="float" office:value="1.42222616792382">
                <text:p>1.42222616792382</text:p>
              </table:table-cell>
              <table:table-cell office:value-type="float" office:value="1.92106121466136">
                <text:p>1.92106121466136</text:p>
              </table:table-cell>
              <table:table-cell office:value-type="float" office:value="2.27469611690055">
                <text:p>2.27469611690055</text:p>
              </table:table-cell>
              <table:table-cell office:value-type="float" office:value="2.04007469517779">
                <text:p>2.04007469517779</text:p>
              </table:table-cell>
              <table:table-cell office:value-type="float" office:value="1.92865159365215">
                <text:p>1.92865159365215</text:p>
              </table:table-cell>
              <table:table-cell office:value-type="float" office:value="1.74027912375326">
                <text:p>1.74027912375326</text:p>
              </table:table-cell>
              <table:table-cell office:value-type="float" office:value="2.01509455376319">
                <text:p>2.01509455376319</text:p>
              </table:table-cell>
              <table:table-cell office:value-type="float" office:value="1.86828161433875">
                <text:p>1.86828161433875</text:p>
              </table:table-cell>
              <table:table-cell office:value-type="float" office:value="1.99240983979124">
                <text:p>1.99240983979124</text:p>
              </table:table-cell>
              <table:table-cell office:value-type="float" office:value="1.77817455889594">
                <text:p>1.77817455889594</text:p>
              </table:table-cell>
              <table:table-cell office:value-type="float" office:value="2.12488858887978">
                <text:p>2.12488858887978</text:p>
              </table:table-cell>
              <table:table-cell office:value-type="float" office:value="1.85677652064513">
                <text:p>1.85677652064513</text:p>
              </table:table-cell>
              <table:table-cell office:value-type="float" office:value="1.86474468152418">
                <text:p>1.86474468152418</text:p>
              </table:table-cell>
              <table:table-cell office:value-type="float" office:value="1.56904581255767">
                <text:p>1.56904581255767</text:p>
              </table:table-cell>
              <table:table-cell office:value-type="float" office:value="2.03752672412294">
                <text:p>2.03752672412294</text:p>
              </table:table-cell>
              <table:table-cell office:value-type="float" office:value="1.4359334113756">
                <text:p>1.4359334113756</text:p>
              </table:table-cell>
              <table:table-cell office:value-type="float" office:value="1.71225529107612">
                <text:p>1.71225529107612</text:p>
              </table:table-cell>
              <table:table-cell office:value-type="float" office:value="1.92724822331886">
                <text:p>1.92724822331886</text:p>
              </table:table-cell>
              <table:table-cell office:value-type="float" office:value="2.53908835942542">
                <text:p>2.53908835942542</text:p>
              </table:table-cell>
              <table:table-cell office:value-type="float" office:value="1.71269767715535">
                <text:p>1.71269767715535</text:p>
              </table:table-cell>
              <table:table-cell office:value-type="float" office:value="2.40580106988894">
                <text:p>2.40580106988894</text:p>
              </table:table-cell>
              <table:table-cell office:value-type="float" office:value="1.8835124230063">
                <text:p>1.8835124230063</text:p>
              </table:table-cell>
              <table:table-cell office:value-type="float" office:value="2.02072594216369">
                <text:p>2.02072594216369</text:p>
              </table:table-cell>
              <table:table-cell office:value-type="float" office:value="1.79284291400159">
                <text:p>1.79284291400159</text:p>
              </table:table-cell>
              <table:table-cell office:value-type="float" office:value="1.40345893053447">
                <text:p>1.403458930534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